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2320000799D52FE7B2E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3.988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2.046cm"/>
    </style:style>
    <style:style style:name="co11" style:family="table-column">
      <style:table-column-properties fo:break-before="auto" style:column-width="4.96cm"/>
    </style:style>
    <style:style style:name="co12" style:family="table-column">
      <style:table-column-properties fo:break-before="auto" style:column-width="4.648cm"/>
    </style:style>
    <style:style style:name="co13" style:family="table-column">
      <style:table-column-properties fo:break-before="auto" style:column-width="0.762cm"/>
    </style:style>
    <style:style style:name="co14" style:family="table-column">
      <style:table-column-properties fo:break-before="auto" style:column-width="1.214cm"/>
    </style:style>
    <style:style style:name="co15" style:family="table-column">
      <style:table-column-properties fo:break-before="auto" style:column-width="2.358cm"/>
    </style:style>
    <style:style style:name="co16" style:family="table-column">
      <style:table-column-properties fo:break-before="auto" style:column-width="2.462cm"/>
    </style:style>
    <style:style style:name="co17" style:family="table-column">
      <style:table-column-properties fo:break-before="auto" style:column-width="4.023cm"/>
    </style:style>
    <style:style style:name="co18" style:family="table-column">
      <style:table-column-properties fo:break-before="auto" style:column-width="9.4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9.608cm"/>
    </style:style>
    <style:style style:name="co21" style:family="table-column">
      <style:table-column-properties fo:break-before="auto" style:column-width="12.972cm"/>
    </style:style>
    <style:style style:name="co22" style:family="table-column">
      <style:table-column-properties fo:break-before="auto" style:column-width="5.098cm"/>
    </style:style>
    <style:style style:name="co23" style:family="table-column">
      <style:table-column-properties fo:break-before="auto" style:column-width="5.272cm"/>
    </style:style>
    <style:style style:name="co24" style:family="table-column">
      <style:table-column-properties fo:break-before="auto" style:column-width="5.237cm"/>
    </style:style>
    <style:style style:name="co25" style:family="table-column">
      <style:table-column-properties fo:break-before="auto" style:column-width="4.232cm"/>
    </style:style>
    <style:style style:name="co26" style:family="table-column">
      <style:table-column-properties fo:break-before="auto" style:column-width="6.59cm"/>
    </style:style>
    <style:style style:name="co2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3" style:family="table-cell" style:parent-style-name="Default">
      <style:table-cell-properties fo:background-color="#ff00ff"/>
    </style:style>
    <style:style style:name="ce4" style:family="table-cell" style:parent-style-name="Default" style:data-style-name="N108">
      <style:table-cell-properties fo:background-color="#00ffff"/>
    </style:style>
    <style:style style:name="ce5" style:family="table-cell" style:parent-style-name="Default" style:data-style-name="N108">
      <style:table-cell-properties fo:background-color="#ff0000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row table:style-name="ro1">
          <table:table-cell office:value-type="string">
            <text:p>Radius</text:p>
          </table:table-cell>
          <table:table-cell office:value-type="string">
            <text:p><text:s/>increment</text:p>
          </table:table-cell>
          <table:table-cell office:value-type="string">
            <text:p>radius increment</text:p>
          </table:table-cell>
          <table:table-cell office:value-type="string">
            <text:p>Blade #</text:p>
          </table:table-cell>
          <table:table-cell office:value-type="string">
            <text:p>lower TSR bound</text:p>
          </table:table-cell>
          <table:table-cell office:value-type="string">
            <text:p>upper TSR bound</text:p>
          </table:table-cell>
          <table:table-cell office:value-type="string">
            <text:p>mu or r/R</text:p>
          </table:table-cell>
          <table:table-cell office:value-type="string">
            <text:p>(lower TSR^2)*(mu^2)</text:p>
          </table:table-cell>
          <table:table-cell office:value-type="string">
            <text:p>(upper TSR^2)*(mu^2)</text:p>
          </table:table-cell>
          <table:table-cell table:style-name="Default" table:number-columns-repeated="2"/>
          <table:table-cell table:style-name="ce1" office:value-type="string">
            <text:p>Chord Width @ Lower TSR</text:p>
          </table:table-cell>
          <table:table-cell table:style-name="ce1" office:value-type="string">
            <text:p>Chord Width @ Higher TSR</text:p>
          </table:table-cell>
          <table:table-cell/>
          <table:table-cell office:value-type="string">
            <text:p>Higher TSR chord x elliptical perimeter</text:p>
          </table:table-cell>
          <table:table-cell office:value-type="string">
            <text:p>tan (Theta) @ Lower TSR</text:p>
          </table:table-cell>
          <table:table-cell office:value-type="string">
            <text:p>Tan (Theta) @ Higher TSR</text:p>
          </table:table-cell>
          <table:table-cell office:value-type="string">
            <text:p>theta in deg @ lower TSR?</text:p>
          </table:table-cell>
          <table:table-cell office:value-type="string">
            <text:p>theta in deg @ higher TSR</text:p>
          </table:table-cell>
          <table:table-cell table:style-name="Default" office:value-type="string">
            <text:p>Chord expression for tangent at 0.73 of radius (low TSR)</text:p>
          </table:table-cell>
          <table:table-cell office:value-type="string">
            <text:p>Chord expression for tangent at 0.73 of radius (high TSR)</text:p>
          </table:table-cell>
          <table:table-cell table:number-columns-repeated="2" office:value-type="string">
            <text:p>Coeff of lift relative to 0.73 normalised chord (low TSR)</text:p>
          </table:table-cell>
          <table:table-cell office:value-type="string">
            <text:p>Coeff of Lift used</text:p>
          </table:table-cell>
          <table:table-cell office:value-type="string">
            <text:p>Normalised to X() Coeff of Lift</text:p>
          </table:table-cell>
          <table:table-cell office:value-type="string">
            <text:p>Normalised to 0.8 Coeff of Lift</text:p>
          </table:table-cell>
          <table:table-cell office:value-type="string">
            <text:p>Twist angle @ low TSR (deg)</text:p>
          </table:table-cell>
          <table:table-cell office:value-type="string">
            <text:p>Twist angle @ high TSR</text:p>
          </table:table-cell>
          <table:table-cell office:value-type="string">
            <text:p>Beta, angle of chord relative to rotor = phi, flow angle – alpha, twist</text:p>
          </table:table-cell>
        </table:table-row>
        <table:table-row table:style-name="ro1">
          <table:table-cell table:formula="of:=0.6" office:value-type="float" office:value="0.6">
            <text:p>0.6</text:p>
          </table:table-cell>
          <table:table-cell office:value-type="float" office:value="0">
            <text:p>0</text:p>
          </table:table-cell>
          <table:table-cell table:formula="of:=[.A2]-[.B2]" office:value-type="float" office:value="0.6">
            <text:p>0.6</text:p>
          </table:table-cell>
          <table:table-cell table:formula="of:=3" office:value-type="float" office:value="3">
            <text:p>3</text:p>
          </table:table-cell>
          <table:table-cell table:formula="of:=4" office:value-type="float" office:value="4">
            <text:p>4</text:p>
          </table:table-cell>
          <table:table-cell table:formula="of:=5" office:value-type="float" office:value="5">
            <text:p>5</text:p>
          </table:table-cell>
          <table:table-cell table:formula="of:=[.C2]/[.A2]" office:value-type="float" office:value="1">
            <text:p>1</text:p>
          </table:table-cell>
          <table:table-cell table:formula="of:=([.E2]^2)*([.G2]^2)" office:value-type="float" office:value="16">
            <text:p>16</text:p>
          </table:table-cell>
          <table:table-cell table:formula="of:=([.F2]^2)*([.G2]^2)" office:value-type="float" office:value="25">
            <text:p>25</text:p>
          </table:table-cell>
          <table:table-cell table:style-name="Default" table:formula="of:=((4/9) + ([.H2]*(1 + (2/(9*[.H2])))^2))^(0.5)" office:value-type="float" office:value="4.10998483070704">
            <text:p>4.11</text:p>
          </table:table-cell>
          <table:table-cell table:style-name="Default" table:formula="of:=((4/9) + ([.I2]*(1 + (2/(9*[.I2])))^2))^(0.5)" office:value-type="float" office:value="5.08830661394642">
            <text:p>5.09</text:p>
          </table:table-cell>
          <table:table-cell table:style-name="ce1" table:formula="of:=(16*PI()*[.A2])/([.D2]*[.E2]*9*[.J2])" office:value-type="float" office:value="0.0679449418481316">
            <text:p>0.068</text:p>
          </table:table-cell>
          <table:table-cell table:style-name="ce1" table:formula="of:=(16*PI()*[.A2])/([.D2]*[.F2]*9*[.K2])" office:value-type="float" office:value="0.0439050083269268">
            <text:p>0.044</text:p>
          </table:table-cell>
          <table:table-cell/>
          <table:table-cell table:style-name="ce1" table:formula="of:=[.M2]*1.078" office:value-type="float" office:value="0.0473295989764271">
            <text:p>0.047</text:p>
          </table:table-cell>
          <table:table-cell table:formula="of:=2/(3*[.E2]*[.G2]*(1 +  (2/(3*[.H2]))))" office:value-type="float" office:value="0.16">
            <text:p>0.16</text:p>
          </table:table-cell>
          <table:table-cell table:formula="of:=2/(3*[.F2]*[.G2]*(1 +  (2/(3*[.I2]))))" office:value-type="float" office:value="0.12987012987013">
            <text:p>0.13</text:p>
          </table:table-cell>
          <table:table-cell table:style-name="ce3" table:formula="of:=DEGREES(ATAN([.P2]))" office:value-type="float" office:value="9.09027692082232">
            <text:p>9.09</text:p>
          </table:table-cell>
          <table:table-cell table:formula="of:=DEGREES(ATAN([.Q2]))" office:value-type="float" office:value="7.39959465988711">
            <text:p>7.4</text:p>
          </table:table-cell>
          <table:table-cell table:style-name="ce4" table:formula="of:=((16*[.A2]*PI())/(9*([.E2]^2)*0.73*[.D2]))*(2 - ([.G2]/0.73))" office:value-type="float" office:value="0.0602628227372784">
            <text:p>0.0603</text:p>
          </table:table-cell>
          <table:table-cell table:style-name="ce2" table:formula="of:=((16*[.A2]*PI())/(9*([.F2]^2)*0.73*[.D2]))*(2 - ([.G2]/0.73))" office:value-type="float" office:value="0.0385682065518582">
            <text:p>0.0386</text:p>
          </table:table-cell>
          <table:table-cell table:style-name="ce5" table:formula="of:=(16*PI()*[.A2])/(9*[.D2]*[.T2]*[.E2]*[.J2])" office:value-type="float" office:value="1.12747692129099">
            <text:p>1.1275</text:p>
          </table:table-cell>
          <table:table-cell table:formula="of:=(16*PI()*[.A2])/(9*[.D2]*[.U2]*[.F2]*[.K2])" office:value-type="float" office:value="1.13837308633713">
            <text:p>1.14</text:p>
          </table:table-cell>
          <table:table-cell table:formula="of:=0.4" office:value-type="float" office:value="0.4">
            <text:p>0.4</text:p>
          </table:table-cell>
          <table:table-cell table:style-name="ce2" table:formula="of:=[.V2]*[.X2]" office:value-type="float" office:value="0.450990768516398">
            <text:p>0.4510</text:p>
          </table:table-cell>
          <table:table-cell table:formula="of:=[.W2]*[.X2]" office:value-type="float" office:value="0.455349234534853">
            <text:p>0.46</text:p>
          </table:table-cell>
          <table:table-cell table:style-name="ce6" table:formula="of:=([.Y2]/0.125) - 1.4" office:value-type="float" office:value="2.20792614813118">
            <text:p>2.21</text:p>
          </table:table-cell>
          <table:table-cell table:formula="of:=([.Z2]/0.125) - 1.4" office:value-type="float" office:value="2.24279387627882">
            <text:p>2.24</text:p>
          </table:table-cell>
          <table:table-cell table:style-name="ce7" table:formula="of:=[.R2] - [.AA2]" office:value-type="float" office:value="6.88235077269114">
            <text:p>6.88</text:p>
          </table:table-cell>
        </table:table-row>
        <table:table-row table:style-name="ro1">
          <table:table-cell table:formula="of:=[.A2]" office:value-type="float" office:value="0.6">
            <text:p>0.6</text:p>
          </table:table-cell>
          <table:table-cell table:formula="of:=[.B2]+0.05" office:value-type="float" office:value="0.05">
            <text:p>0.05</text:p>
          </table:table-cell>
          <table:table-cell table:formula="of:=[.A3]-[.B3]" office:value-type="float" office:value="0.55">
            <text:p>0.55</text:p>
          </table:table-cell>
          <table:table-cell table:formula="of:=[.D2]" office:value-type="float" office:value="3">
            <text:p>3</text:p>
          </table:table-cell>
          <table:table-cell table:formula="of:=[.E2]" office:value-type="float" office:value="4">
            <text:p>4</text:p>
          </table:table-cell>
          <table:table-cell table:formula="of:=[.F2]" office:value-type="float" office:value="5">
            <text:p>5</text:p>
          </table:table-cell>
          <table:table-cell table:formula="of:=[.C3]/[.A3]" office:value-type="float" office:value="0.916666666666667">
            <text:p>0.92</text:p>
          </table:table-cell>
          <table:table-cell table:formula="of:=([.E3]^2)*([.G3]^2)" office:value-type="float" office:value="13.4444444444444">
            <text:p>13.44</text:p>
          </table:table-cell>
          <table:table-cell table:formula="of:=([.F3]^2)*([.G3]^2)" office:value-type="float" office:value="21.0069444444444">
            <text:p>21.01</text:p>
          </table:table-cell>
          <table:table-cell table:style-name="Default" table:formula="of:=((4/9) + ([.H3]*(1 + (2/(9*[.H3])))^2))^(0.5)" office:value-type="float" office:value="3.78642396304422">
            <text:p>3.79</text:p>
          </table:table-cell>
          <table:table-cell table:style-name="Default" table:formula="of:=((4/9) + ([.I3]*(1 + (2/(9*[.I3])))^2))^(0.5)" office:value-type="float" office:value="4.67954956313809">
            <text:p>4.68</text:p>
          </table:table-cell>
          <table:table-cell table:style-name="ce1" table:formula="of:=(16*PI()*[.A3])/([.D3]*[.E3]*9*[.J3])" office:value-type="float" office:value="0.0737510334406869">
            <text:p>0.074</text:p>
          </table:table-cell>
          <table:table-cell table:style-name="ce1" table:formula="of:=(16*PI()*[.A3])/([.D3]*[.F3]*9*[.K3])" office:value-type="float" office:value="0.0477400957594434">
            <text:p>0.048</text:p>
          </table:table-cell>
          <table:table-cell/>
          <table:table-cell table:style-name="ce1" table:formula="of:=[.M3]*1.078" office:value-type="float" office:value="0.05146382322868">
            <text:p>0.051</text:p>
          </table:table-cell>
          <table:table-cell table:formula="of:=2/(3*[.E3]*[.G3]*(1 +  (2/(3*[.H3]))))" office:value-type="float" office:value="0.173228346456693">
            <text:p>0.17</text:p>
          </table:table-cell>
          <table:table-cell table:formula="of:=2/(3*[.F3]*[.G3]*(1 +  (2/(3*[.I3]))))" office:value-type="float" office:value="0.140980454982377">
            <text:p>0.14</text:p>
          </table:table-cell>
          <table:table-cell table:style-name="ce3" table:formula="of:=DEGREES(ATAN([.P3]))" office:value-type="float" office:value="9.82772401116312">
            <text:p>9.83</text:p>
          </table:table-cell>
          <table:table-cell table:formula="of:=DEGREES(ATAN([.Q3]))" office:value-type="float" office:value="8.0246990109506">
            <text:p>8.02</text:p>
          </table:table-cell>
          <table:table-cell table:style-name="ce4" table:formula="of:=((16*[.A3]*PI())/(9*([.E3]^2)*0.73*[.D3]))*(2 - ([.G3]/0.73))" office:value-type="float" office:value="0.0711800007693941">
            <text:p>0.0712</text:p>
          </table:table-cell>
          <table:table-cell table:style-name="ce2" table:formula="of:=((16*[.A3]*PI())/(9*([.F3]^2)*0.73*[.D3]))*(2 - ([.G3]/0.73))" office:value-type="float" office:value="0.0455552004924122">
            <text:p>0.0456</text:p>
          </table:table-cell>
          <table:table-cell table:style-name="ce5" table:formula="of:=(16*PI()*[.A3])/(9*[.D3]*[.T3]*[.E3]*[.J3])" office:value-type="float" office:value="1.03612015514895">
            <text:p>1.0361</text:p>
          </table:table-cell>
          <table:table-cell table:formula="of:=(16*PI()*[.A3])/(9*[.D3]*[.U3]*[.F3]*[.K3])" office:value-type="float" office:value="1.04796148943292">
            <text:p>1.05</text:p>
          </table:table-cell>
          <table:table-cell table:formula="of:=[.X2]" office:value-type="float" office:value="0.4">
            <text:p>0.4</text:p>
          </table:table-cell>
          <table:table-cell table:style-name="ce2" table:formula="of:=[.V3]*[.X3]" office:value-type="float" office:value="0.41444806205958">
            <text:p>0.4144</text:p>
          </table:table-cell>
          <table:table-cell table:formula="of:=[.W3]*[.X3]" office:value-type="float" office:value="0.419184595773166">
            <text:p>0.42</text:p>
          </table:table-cell>
          <table:table-cell table:style-name="ce6" table:formula="of:=([.Y3]/0.125) - 1.4" office:value-type="float" office:value="1.91558449647664">
            <text:p>1.92</text:p>
          </table:table-cell>
          <table:table-cell table:formula="of:=([.Z3]/0.125) - 1.4" office:value-type="float" office:value="1.95347676618533">
            <text:p>1.95</text:p>
          </table:table-cell>
          <table:table-cell table:style-name="ce7" table:formula="of:=[.R3] - [.AA3]" office:value-type="float" office:value="7.91213951468648">
            <text:p>7.91</text:p>
          </table:table-cell>
        </table:table-row>
        <table:table-row table:style-name="ro1">
          <table:table-cell table:formula="of:=[.A3]" office:value-type="float" office:value="0.6">
            <text:p>0.6</text:p>
          </table:table-cell>
          <table:table-cell table:formula="of:=[.B3]+0.05" office:value-type="float" office:value="0.1">
            <text:p>0.1</text:p>
          </table:table-cell>
          <table:table-cell table:formula="of:=[.A4]-[.B4]" office:value-type="float" office:value="0.5">
            <text:p>0.5</text:p>
          </table:table-cell>
          <table:table-cell table:formula="of:=[.D3]" office:value-type="float" office:value="3">
            <text:p>3</text:p>
          </table:table-cell>
          <table:table-cell table:formula="of:=[.E3]" office:value-type="float" office:value="4">
            <text:p>4</text:p>
          </table:table-cell>
          <table:table-cell table:formula="of:=[.F3]" office:value-type="float" office:value="5">
            <text:p>5</text:p>
          </table:table-cell>
          <table:table-cell table:formula="of:=[.C4]/[.A4]" office:value-type="float" office:value="0.833333333333333">
            <text:p>0.83</text:p>
          </table:table-cell>
          <table:table-cell table:formula="of:=([.E4]^2)*([.G4]^2)" office:value-type="float" office:value="11.1111111111111">
            <text:p>11.11</text:p>
          </table:table-cell>
          <table:table-cell table:formula="of:=([.F4]^2)*([.G4]^2)" office:value-type="float" office:value="17.3611111111111">
            <text:p>17.36</text:p>
          </table:table-cell>
          <table:table-cell table:style-name="Default" table:formula="of:=((4/9) + ([.H4]*(1 + (2/(9*[.H4])))^2))^(0.5)" office:value-type="float" office:value="3.46474305604968">
            <text:p>3.46</text:p>
          </table:table-cell>
          <table:table-cell table:style-name="Default" table:formula="of:=((4/9) + ([.I4]*(1 + (2/(9*[.I4])))^2))^(0.5)" office:value-type="float" office:value="4.27233477672858">
            <text:p>4.27</text:p>
          </table:table-cell>
          <table:table-cell table:style-name="ce1" table:formula="of:=(16*PI()*[.A4])/([.D4]*[.E4]*9*[.J4])" office:value-type="float" office:value="0.0805983808327428">
            <text:p>0.081</text:p>
          </table:table-cell>
          <table:table-cell table:style-name="ce1" table:formula="of:=(16*PI()*[.A4])/([.D4]*[.F4]*9*[.K4])" office:value-type="float" office:value="0.0522904116672098">
            <text:p>0.052</text:p>
          </table:table-cell>
          <table:table-cell/>
          <table:table-cell table:style-name="ce1" table:formula="of:=[.M4]*1.078" office:value-type="float" office:value="0.0563690637772521">
            <text:p>0.056</text:p>
          </table:table-cell>
          <table:table-cell table:formula="of:=2/(3*[.E4]*[.G4]*(1 +  (2/(3*[.H4]))))" office:value-type="float" office:value="0.188679245283019">
            <text:p>0.19</text:p>
          </table:table-cell>
          <table:table-cell table:formula="of:=2/(3*[.F4]*[.G4]*(1 +  (2/(3*[.I4]))))" office:value-type="float" office:value="0.154083204930663">
            <text:p>0.15</text:p>
          </table:table-cell>
          <table:table-cell table:style-name="ce3" table:formula="of:=DEGREES(ATAN([.P4]))" office:value-type="float" office:value="10.6849124000027">
            <text:p>10.68</text:p>
          </table:table-cell>
          <table:table-cell table:formula="of:=DEGREES(ATAN([.Q4]))" office:value-type="float" office:value="8.75942978101972">
            <text:p>8.76</text:p>
          </table:table-cell>
          <table:table-cell table:style-name="ce4" table:formula="of:=((16*[.A4]*PI())/(9*([.E4]^2)*0.73*[.D4]))*(2 - ([.G4]/0.73))" office:value-type="float" office:value="0.0820971788015097">
            <text:p>0.0821</text:p>
          </table:table-cell>
          <table:table-cell table:style-name="ce2" table:formula="of:=((16*[.A4]*PI())/(9*([.F4]^2)*0.73*[.D4]))*(2 - ([.G4]/0.73))" office:value-type="float" office:value="0.0525421944329662">
            <text:p>0.0525</text:p>
          </table:table-cell>
          <table:table-cell table:style-name="ce5" table:formula="of:=(16*PI()*[.A4])/(9*[.D4]*[.T4]*[.E4]*[.J4])" office:value-type="float" office:value="0.981743611770257">
            <text:p>0.9817</text:p>
          </table:table-cell>
          <table:table-cell table:formula="of:=(16*PI()*[.A4])/(9*[.D4]*[.U4]*[.F4]*[.K4])" office:value-type="float" office:value="0.995207989150935">
            <text:p>1</text:p>
          </table:table-cell>
          <table:table-cell table:formula="of:=[.X3]" office:value-type="float" office:value="0.4">
            <text:p>0.4</text:p>
          </table:table-cell>
          <table:table-cell table:style-name="ce2" table:formula="of:=[.V4]*[.X4]" office:value-type="float" office:value="0.392697444708103">
            <text:p>0.3927</text:p>
          </table:table-cell>
          <table:table-cell table:formula="of:=[.W4]*[.X4]" office:value-type="float" office:value="0.398083195660374">
            <text:p>0.4</text:p>
          </table:table-cell>
          <table:table-cell table:style-name="ce6" table:formula="of:=([.Y4]/0.125) - 1.4" office:value-type="float" office:value="1.74157955766482">
            <text:p>1.74</text:p>
          </table:table-cell>
          <table:table-cell table:formula="of:=([.Z4]/0.125) - 1.4" office:value-type="float" office:value="1.78466556528299">
            <text:p>1.78</text:p>
          </table:table-cell>
          <table:table-cell table:style-name="ce7" table:formula="of:=[.R4] - [.AA4]" office:value-type="float" office:value="8.94333284233789">
            <text:p>8.94</text:p>
          </table:table-cell>
        </table:table-row>
        <table:table-row table:style-name="ro1">
          <table:table-cell table:formula="of:=[.A4]" office:value-type="float" office:value="0.6">
            <text:p>0.6</text:p>
          </table:table-cell>
          <table:table-cell table:formula="of:=[.B4]+0.05" office:value-type="float" office:value="0.15">
            <text:p>0.15</text:p>
          </table:table-cell>
          <table:table-cell table:formula="of:=[.A5]-[.B5]" office:value-type="float" office:value="0.45">
            <text:p>0.45</text:p>
          </table:table-cell>
          <table:table-cell table:formula="of:=[.D4]" office:value-type="float" office:value="3">
            <text:p>3</text:p>
          </table:table-cell>
          <table:table-cell table:formula="of:=[.E4]" office:value-type="float" office:value="4">
            <text:p>4</text:p>
          </table:table-cell>
          <table:table-cell table:formula="of:=[.F4]" office:value-type="float" office:value="5">
            <text:p>5</text:p>
          </table:table-cell>
          <table:table-cell table:formula="of:=[.C5]/[.A5]" office:value-type="float" office:value="0.75">
            <text:p>0.75</text:p>
          </table:table-cell>
          <table:table-cell table:formula="of:=([.E5]^2)*([.G5]^2)" office:value-type="float" office:value="9">
            <text:p>9</text:p>
          </table:table-cell>
          <table:table-cell table:formula="of:=([.F5]^2)*([.G5]^2)" office:value-type="float" office:value="14.0625">
            <text:p>14.06</text:p>
          </table:table-cell>
          <table:table-cell table:style-name="Default" table:formula="of:=((4/9) + ([.H5]*(1 + (2/(9*[.H5])))^2))^(0.5)" office:value-type="float" office:value="3.14553268260542">
            <text:p>3.15</text:p>
          </table:table-cell>
          <table:table-cell table:style-name="Default" table:formula="of:=((4/9) + ([.I5]*(1 + (2/(9*[.I5])))^2))^(0.5)" office:value-type="float" office:value="3.86715664910239">
            <text:p>3.87</text:p>
          </table:table-cell>
          <table:table-cell table:style-name="ce1" table:formula="of:=(16*PI()*[.A5])/([.D5]*[.E5]*9*[.J5])" office:value-type="float" office:value="0.0887775485097775">
            <text:p>0.089</text:p>
          </table:table-cell>
          <table:table-cell table:style-name="ce1" table:formula="of:=(16*PI()*[.A5])/([.D5]*[.F5]*9*[.K5])" office:value-type="float" office:value="0.057769096141251">
            <text:p>0.058</text:p>
          </table:table-cell>
          <table:table-cell/>
          <table:table-cell table:style-name="ce1" table:formula="of:=[.M5]*1.078" office:value-type="float" office:value="0.0622750856402686">
            <text:p>0.062</text:p>
          </table:table-cell>
          <table:table-cell table:formula="of:=2/(3*[.E5]*[.G5]*(1 +  (2/(3*[.H5]))))" office:value-type="float" office:value="0.206896551724138">
            <text:p>0.21</text:p>
          </table:table-cell>
          <table:table-cell table:formula="of:=2/(3*[.F5]*[.G5]*(1 +  (2/(3*[.I5]))))" office:value-type="float" office:value="0.16973125884017">
            <text:p>0.17</text:p>
          </table:table-cell>
          <table:table-cell table:style-name="ce3" table:formula="of:=DEGREES(ATAN([.P5]))" office:value-type="float" office:value="11.6893691754392">
            <text:p>11.69</text:p>
          </table:table-cell>
          <table:table-cell table:formula="of:=DEGREES(ATAN([.Q5]))" office:value-type="float" office:value="9.63307941307382">
            <text:p>9.63</text:p>
          </table:table-cell>
          <table:table-cell table:style-name="ce4" table:formula="of:=((16*[.A5]*PI())/(9*([.E5]^2)*0.73*[.D5]))*(2 - ([.G5]/0.73))" office:value-type="float" office:value="0.0930143568336254">
            <text:p>0.0930</text:p>
          </table:table-cell>
          <table:table-cell table:style-name="ce2" table:formula="of:=((16*[.A5]*PI())/(9*([.F5]^2)*0.73*[.D5]))*(2 - ([.G5]/0.73))" office:value-type="float" office:value="0.0595291883735202">
            <text:p>0.0595</text:p>
          </table:table-cell>
          <table:table-cell table:style-name="ce5" table:formula="of:=(16*PI()*[.A5])/(9*[.D5]*[.T5]*[.E5]*[.J5])" office:value-type="float" office:value="0.954449953017186">
            <text:p>0.9544</text:p>
          </table:table-cell>
          <table:table-cell table:formula="of:=(16*PI()*[.A5])/(9*[.D5]*[.U5]*[.F5]*[.K5])" office:value-type="float" office:value="0.970433122299175">
            <text:p>0.97</text:p>
          </table:table-cell>
          <table:table-cell table:formula="of:=[.X4]" office:value-type="float" office:value="0.4">
            <text:p>0.4</text:p>
          </table:table-cell>
          <table:table-cell table:style-name="ce2" table:formula="of:=[.V5]*[.X5]" office:value-type="float" office:value="0.381779981206874">
            <text:p>0.3818</text:p>
          </table:table-cell>
          <table:table-cell table:formula="of:=[.W5]*[.X5]" office:value-type="float" office:value="0.38817324891967">
            <text:p>0.39</text:p>
          </table:table-cell>
          <table:table-cell table:style-name="ce6" table:formula="of:=([.Y5]/0.125) - 1.4" office:value-type="float" office:value="1.65423984965499">
            <text:p>1.65</text:p>
          </table:table-cell>
          <table:table-cell table:formula="of:=([.Z5]/0.125) - 1.4" office:value-type="float" office:value="1.70538599135736">
            <text:p>1.71</text:p>
          </table:table-cell>
          <table:table-cell table:style-name="ce7" table:formula="of:=[.R5] - [.AA5]" office:value-type="float" office:value="10.0351293257842">
            <text:p>10.04</text:p>
          </table:table-cell>
        </table:table-row>
        <table:table-row table:style-name="ro1">
          <table:table-cell table:formula="of:=[.A5]" office:value-type="float" office:value="0.6">
            <text:p>0.6</text:p>
          </table:table-cell>
          <table:table-cell table:formula="of:=[.B5]+0.05" office:value-type="float" office:value="0.2">
            <text:p>0.2</text:p>
          </table:table-cell>
          <table:table-cell table:formula="of:=[.A6]-[.B6]" office:value-type="float" office:value="0.4">
            <text:p>0.4</text:p>
          </table:table-cell>
          <table:table-cell table:formula="of:=[.D5]" office:value-type="float" office:value="3">
            <text:p>3</text:p>
          </table:table-cell>
          <table:table-cell table:formula="of:=[.E5]" office:value-type="float" office:value="4">
            <text:p>4</text:p>
          </table:table-cell>
          <table:table-cell table:formula="of:=[.F5]" office:value-type="float" office:value="5">
            <text:p>5</text:p>
          </table:table-cell>
          <table:table-cell table:formula="of:=[.C6]/[.A6]" office:value-type="float" office:value="0.666666666666667">
            <text:p>0.67</text:p>
          </table:table-cell>
          <table:table-cell table:formula="of:=([.E6]^2)*([.G6]^2)" office:value-type="float" office:value="7.11111111111111">
            <text:p>7.11</text:p>
          </table:table-cell>
          <table:table-cell table:formula="of:=([.F6]^2)*([.G6]^2)" office:value-type="float" office:value="11.1111111111111">
            <text:p>11.11</text:p>
          </table:table-cell>
          <table:table-cell table:style-name="Default" table:formula="of:=((4/9) + ([.H6]*(1 + (2/(9*[.H6])))^2))^(0.5)" office:value-type="float" office:value="2.82965447439161">
            <text:p>2.83</text:p>
          </table:table-cell>
          <table:table-cell table:style-name="Default" table:formula="of:=((4/9) + ([.I6]*(1 + (2/(9*[.I6])))^2))^(0.5)" office:value-type="float" office:value="3.46474305604968">
            <text:p>3.46</text:p>
          </table:table-cell>
          <table:table-cell table:style-name="ce1" table:formula="of:=(16*PI()*[.A6])/([.D6]*[.E6]*9*[.J6])" office:value-type="float" office:value="0.098687907957078">
            <text:p>0.099</text:p>
          </table:table-cell>
          <table:table-cell table:style-name="ce1" table:formula="of:=(16*PI()*[.A6])/([.D6]*[.F6]*9*[.K6])" office:value-type="float" office:value="0.0644787046661942">
            <text:p>0.064</text:p>
          </table:table-cell>
          <table:table-cell/>
          <table:table-cell table:style-name="ce1" table:formula="of:=[.M6]*1.078" office:value-type="float" office:value="0.0695080436301574">
            <text:p>0.070</text:p>
          </table:table-cell>
          <table:table-cell table:formula="of:=2/(3*[.E6]*[.G6]*(1 +  (2/(3*[.H6]))))" office:value-type="float" office:value="0.228571428571429">
            <text:p>0.23</text:p>
          </table:table-cell>
          <table:table-cell table:formula="of:=2/(3*[.F6]*[.G6]*(1 +  (2/(3*[.I6]))))" office:value-type="float" office:value="0.188679245283019">
            <text:p>0.19</text:p>
          </table:table-cell>
          <table:table-cell table:style-name="ce3" table:formula="of:=DEGREES(ATAN([.P6]))" office:value-type="float" office:value="12.8750015596125">
            <text:p>12.88</text:p>
          </table:table-cell>
          <table:table-cell table:formula="of:=DEGREES(ATAN([.Q6]))" office:value-type="float" office:value="10.6849124000027">
            <text:p>10.68</text:p>
          </table:table-cell>
          <table:table-cell table:style-name="ce4" table:formula="of:=((16*[.A6]*PI())/(9*([.E6]^2)*0.73*[.D6]))*(2 - ([.G6]/0.73))" office:value-type="float" office:value="0.103931534865741">
            <text:p>0.1039</text:p>
          </table:table-cell>
          <table:table-cell table:style-name="ce2" table:formula="of:=((16*[.A6]*PI())/(9*([.F6]^2)*0.73*[.D6]))*(2 - ([.G6]/0.73))" office:value-type="float" office:value="0.0665161823140743">
            <text:p>0.0665</text:p>
          </table:table-cell>
          <table:table-cell table:style-name="ce5" table:formula="of:=(16*PI()*[.A6])/(9*[.D6]*[.T6]*[.E6]*[.J6])" office:value-type="float" office:value="0.949547296540585">
            <text:p>0.9495</text:p>
          </table:table-cell>
          <table:table-cell table:formula="of:=(16*PI()*[.A6])/(9*[.D6]*[.U6]*[.F6]*[.K6])" office:value-type="float" office:value="0.969368692294162">
            <text:p>0.97</text:p>
          </table:table-cell>
          <table:table-cell table:formula="of:=[.X5]" office:value-type="float" office:value="0.4">
            <text:p>0.4</text:p>
          </table:table-cell>
          <table:table-cell table:style-name="ce2" table:formula="of:=[.V6]*[.X6]" office:value-type="float" office:value="0.379818918616234">
            <text:p>0.3798</text:p>
          </table:table-cell>
          <table:table-cell table:formula="of:=[.W6]*[.X6]" office:value-type="float" office:value="0.387747476917665">
            <text:p>0.39</text:p>
          </table:table-cell>
          <table:table-cell table:style-name="ce6" table:formula="of:=([.Y6]/0.125) - 1.4" office:value-type="float" office:value="1.63855134892987">
            <text:p>1.64</text:p>
          </table:table-cell>
          <table:table-cell table:formula="of:=([.Z6]/0.125) - 1.4" office:value-type="float" office:value="1.70197981534132">
            <text:p>1.7</text:p>
          </table:table-cell>
          <table:table-cell table:style-name="ce7" table:formula="of:=[.R6] - [.AA6]" office:value-type="float" office:value="11.2364502106826">
            <text:p>11.24</text:p>
          </table:table-cell>
        </table:table-row>
        <table:table-row table:style-name="ro1">
          <table:table-cell table:formula="of:=[.A6]" office:value-type="float" office:value="0.6">
            <text:p>0.6</text:p>
          </table:table-cell>
          <table:table-cell table:formula="of:=[.B6]+0.05" office:value-type="float" office:value="0.25">
            <text:p>0.25</text:p>
          </table:table-cell>
          <table:table-cell table:formula="of:=[.A7]-[.B7]" office:value-type="float" office:value="0.35">
            <text:p>0.35</text:p>
          </table:table-cell>
          <table:table-cell table:formula="of:=[.D6]" office:value-type="float" office:value="3">
            <text:p>3</text:p>
          </table:table-cell>
          <table:table-cell table:formula="of:=[.E6]" office:value-type="float" office:value="4">
            <text:p>4</text:p>
          </table:table-cell>
          <table:table-cell table:formula="of:=[.F6]" office:value-type="float" office:value="5">
            <text:p>5</text:p>
          </table:table-cell>
          <table:table-cell table:formula="of:=[.C7]/[.A7]" office:value-type="float" office:value="0.583333333333333">
            <text:p>0.58</text:p>
          </table:table-cell>
          <table:table-cell table:formula="of:=([.E7]^2)*([.G7]^2)" office:value-type="float" office:value="5.44444444444445">
            <text:p>5.44</text:p>
          </table:table-cell>
          <table:table-cell table:formula="of:=([.F7]^2)*([.G7]^2)" office:value-type="float" office:value="8.50694444444445">
            <text:p>8.51</text:p>
          </table:table-cell>
          <table:table-cell table:style-name="Default" table:formula="of:=((4/9) + ([.H7]*(1 + (2/(9*[.H7])))^2))^(0.5)" office:value-type="float" office:value="2.51841291850997">
            <text:p>2.52</text:p>
          </table:table-cell>
          <table:table-cell table:style-name="Default" table:formula="of:=((4/9) + ([.I7]*(1 + (2/(9*[.I7])))^2))^(0.5)" office:value-type="float" office:value="3.06620911256807">
            <text:p>3.07</text:p>
          </table:table-cell>
          <table:table-cell table:style-name="ce1" table:formula="of:=(16*PI()*[.A7])/([.D7]*[.E7]*9*[.J7])" office:value-type="float" office:value="0.110884390032558">
            <text:p>0.111</text:p>
          </table:table-cell>
          <table:table-cell table:style-name="ce1" table:formula="of:=(16*PI()*[.A7])/([.D7]*[.F7]*9*[.K7])" office:value-type="float" office:value="0.0728593960991024">
            <text:p>0.073</text:p>
          </table:table-cell>
          <table:table-cell/>
          <table:table-cell table:style-name="ce1" table:formula="of:=[.M7]*1.078" office:value-type="float" office:value="0.0785424289948324">
            <text:p>0.079</text:p>
          </table:table-cell>
          <table:table-cell table:formula="of:=2/(3*[.E7]*[.G7]*(1 +  (2/(3*[.H7]))))" office:value-type="float" office:value="0.254545454545455">
            <text:p>0.25</text:p>
          </table:table-cell>
          <table:table-cell table:formula="of:=2/(3*[.F7]*[.G7]*(1 +  (2/(3*[.I7]))))" office:value-type="float" office:value="0.211960635881908">
            <text:p>0.21</text:p>
          </table:table-cell>
          <table:table-cell table:style-name="ce3" table:formula="of:=DEGREES(ATAN([.P7]))" office:value-type="float" office:value="14.2810957359708">
            <text:p>14.28</text:p>
          </table:table-cell>
          <table:table-cell table:formula="of:=DEGREES(ATAN([.Q7]))" office:value-type="float" office:value="11.9673279647303">
            <text:p>11.97</text:p>
          </table:table-cell>
          <table:table-cell table:style-name="ce4" table:formula="of:=((16*[.A7]*PI())/(9*([.E7]^2)*0.73*[.D7]))*(2 - ([.G7]/0.73))" office:value-type="float" office:value="0.114848712897857">
            <text:p>0.1148</text:p>
          </table:table-cell>
          <table:table-cell table:style-name="ce2" table:formula="of:=((16*[.A7]*PI())/(9*([.F7]^2)*0.73*[.D7]))*(2 - ([.G7]/0.73))" office:value-type="float" office:value="0.0735031762546283">
            <text:p>0.0735</text:p>
          </table:table-cell>
          <table:table-cell table:style-name="ce5" table:formula="of:=(16*PI()*[.A7])/(9*[.D7]*[.T7]*[.E7]*[.J7])" office:value-type="float" office:value="0.965482217734349">
            <text:p>0.9655</text:p>
          </table:table-cell>
          <table:table-cell table:formula="of:=(16*PI()*[.A7])/(9*[.D7]*[.U7]*[.F7]*[.K7])" office:value-type="float" office:value="0.991241464813769">
            <text:p>0.99</text:p>
          </table:table-cell>
          <table:table-cell table:formula="of:=[.X6]" office:value-type="float" office:value="0.4">
            <text:p>0.4</text:p>
          </table:table-cell>
          <table:table-cell table:style-name="ce2" table:formula="of:=[.V7]*[.X7]" office:value-type="float" office:value="0.386192887093739">
            <text:p>0.3862</text:p>
          </table:table-cell>
          <table:table-cell table:formula="of:=[.W7]*[.X7]" office:value-type="float" office:value="0.396496585925508">
            <text:p>0.4</text:p>
          </table:table-cell>
          <table:table-cell table:style-name="ce6" table:formula="of:=([.Y7]/0.125) - 1.4" office:value-type="float" office:value="1.68954309674992">
            <text:p>1.69</text:p>
          </table:table-cell>
          <table:table-cell table:formula="of:=([.Z7]/0.125) - 1.4" office:value-type="float" office:value="1.77197268740406">
            <text:p>1.77</text:p>
          </table:table-cell>
          <table:table-cell table:style-name="ce7" table:formula="of:=[.R7] - [.AA7]" office:value-type="float" office:value="12.5915526392209">
            <text:p>12.59</text:p>
          </table:table-cell>
        </table:table-row>
        <table:table-row table:style-name="ro1">
          <table:table-cell table:formula="of:=[.A7]" office:value-type="float" office:value="0.6">
            <text:p>0.6</text:p>
          </table:table-cell>
          <table:table-cell table:formula="of:=[.B7]+0.05" office:value-type="float" office:value="0.3">
            <text:p>0.3</text:p>
          </table:table-cell>
          <table:table-cell table:formula="of:=[.A8]-[.B8]" office:value-type="float" office:value="0.3">
            <text:p>0.3</text:p>
          </table:table-cell>
          <table:table-cell table:formula="of:=[.D7]" office:value-type="float" office:value="3">
            <text:p>3</text:p>
          </table:table-cell>
          <table:table-cell table:formula="of:=[.E7]" office:value-type="float" office:value="4">
            <text:p>4</text:p>
          </table:table-cell>
          <table:table-cell table:formula="of:=[.F7]" office:value-type="float" office:value="5">
            <text:p>5</text:p>
          </table:table-cell>
          <table:table-cell table:formula="of:=[.C8]/[.A8]" office:value-type="float" office:value="0.5">
            <text:p>0.5</text:p>
          </table:table-cell>
          <table:table-cell table:formula="of:=([.E8]^2)*([.G8]^2)" office:value-type="float" office:value="4">
            <text:p>4</text:p>
          </table:table-cell>
          <table:table-cell table:formula="of:=([.F8]^2)*([.G8]^2)" office:value-type="float" office:value="6.25">
            <text:p>6.25</text:p>
          </table:table-cell>
          <table:table-cell table:style-name="Default" table:formula="of:=((4/9) + ([.H8]*(1 + (2/(9*[.H8])))^2))^(0.5)" office:value-type="float" office:value="2.21387320501903">
            <text:p>2.21</text:p>
          </table:table-cell>
          <table:table-cell table:style-name="Default" table:formula="of:=((4/9) + ([.I8]*(1 + (2/(9*[.I8])))^2))^(0.5)" office:value-type="float" office:value="2.67334811116263">
            <text:p>2.67</text:p>
          </table:table-cell>
          <table:table-cell table:style-name="ce1" table:formula="of:=(16*PI()*[.A8])/([.D8]*[.E8]*9*[.J8])" office:value-type="float" office:value="0.126137612436884">
            <text:p>0.126</text:p>
          </table:table-cell>
          <table:table-cell table:style-name="ce1" table:formula="of:=(16*PI()*[.A8])/([.D8]*[.F8]*9*[.K8])" office:value-type="float" office:value="0.0835664249345056">
            <text:p>0.084</text:p>
          </table:table-cell>
          <table:table-cell/>
          <table:table-cell table:style-name="ce1" table:formula="of:=[.M8]*1.078" office:value-type="float" office:value="0.0900846060793971">
            <text:p>0.090</text:p>
          </table:table-cell>
          <table:table-cell table:formula="of:=2/(3*[.E8]*[.G8]*(1 +  (2/(3*[.H8]))))" office:value-type="float" office:value="0.285714285714286">
            <text:p>0.29</text:p>
          </table:table-cell>
          <table:table-cell table:formula="of:=2/(3*[.F8]*[.G8]*(1 +  (2/(3*[.I8]))))" office:value-type="float" office:value="0.240963855421687">
            <text:p>0.24</text:p>
          </table:table-cell>
          <table:table-cell table:style-name="ce3" table:formula="of:=DEGREES(ATAN([.P8]))" office:value-type="float" office:value="15.9453959009229">
            <text:p>15.95</text:p>
          </table:table-cell>
          <table:table-cell table:formula="of:=DEGREES(ATAN([.Q8]))" office:value-type="float" office:value="13.5479389880005">
            <text:p>13.55</text:p>
          </table:table-cell>
          <table:table-cell table:style-name="ce4" table:formula="of:=((16*[.A8]*PI())/(9*([.E8]^2)*0.73*[.D8]))*(2 - ([.G8]/0.73))" office:value-type="float" office:value="0.125765890929972">
            <text:p>0.1258</text:p>
          </table:table-cell>
          <table:table-cell table:style-name="ce2" table:formula="of:=((16*[.A8]*PI())/(9*([.F8]^2)*0.73*[.D8]))*(2 - ([.G8]/0.73))" office:value-type="float" office:value="0.0804901701951823">
            <text:p>0.0805</text:p>
          </table:table-cell>
          <table:table-cell table:style-name="ce5" table:formula="of:=(16*PI()*[.A8])/(9*[.D8]*[.T8]*[.E8]*[.J8])" office:value-type="float" office:value="1.00295566233549">
            <text:p>1.0030</text:p>
          </table:table-cell>
          <table:table-cell table:formula="of:=(16*PI()*[.A8])/(9*[.D8]*[.U8]*[.F8]*[.K8])" office:value-type="float" office:value="1.03821901148754">
            <text:p>1.04</text:p>
          </table:table-cell>
          <table:table-cell table:formula="of:=[.X7]" office:value-type="float" office:value="0.4">
            <text:p>0.4</text:p>
          </table:table-cell>
          <table:table-cell table:style-name="ce2" table:formula="of:=[.V8]*[.X8]" office:value-type="float" office:value="0.401182264934198">
            <text:p>0.4012</text:p>
          </table:table-cell>
          <table:table-cell table:formula="of:=[.W8]*[.X8]" office:value-type="float" office:value="0.415287604595014">
            <text:p>0.42</text:p>
          </table:table-cell>
          <table:table-cell table:style-name="ce6" table:formula="of:=([.Y8]/0.125) - 1.4" office:value-type="float" office:value="1.80945811947358">
            <text:p>1.81</text:p>
          </table:table-cell>
          <table:table-cell table:formula="of:=([.Z8]/0.125) - 1.4" office:value-type="float" office:value="1.92230083676011">
            <text:p>1.92</text:p>
          </table:table-cell>
          <table:table-cell table:style-name="ce7" table:formula="of:=[.R8] - [.AA8]" office:value-type="float" office:value="14.1359377814493">
            <text:p>14.14</text:p>
          </table:table-cell>
        </table:table-row>
        <table:table-row table:style-name="ro1">
          <table:table-cell table:formula="of:=[.A8]" office:value-type="float" office:value="0.6">
            <text:p>0.6</text:p>
          </table:table-cell>
          <table:table-cell table:formula="of:=[.B8]+0.05" office:value-type="float" office:value="0.35">
            <text:p>0.35</text:p>
          </table:table-cell>
          <table:table-cell table:formula="of:=[.A9]-[.B9]" office:value-type="float" office:value="0.25">
            <text:p>0.25</text:p>
          </table:table-cell>
          <table:table-cell table:formula="of:=[.D8]" office:value-type="float" office:value="3">
            <text:p>3</text:p>
          </table:table-cell>
          <table:table-cell table:formula="of:=[.E8]" office:value-type="float" office:value="4">
            <text:p>4</text:p>
          </table:table-cell>
          <table:table-cell table:formula="of:=[.F8]" office:value-type="float" office:value="5">
            <text:p>5</text:p>
          </table:table-cell>
          <table:table-cell table:formula="of:=[.C9]/[.A9]" office:value-type="float" office:value="0.416666666666667">
            <text:p>0.42</text:p>
          </table:table-cell>
          <table:table-cell table:formula="of:=([.E9]^2)*([.G9]^2)" office:value-type="float" office:value="2.77777777777778">
            <text:p>2.78</text:p>
          </table:table-cell>
          <table:table-cell table:formula="of:=([.F9]^2)*([.G9]^2)" office:value-type="float" office:value="4.34027777777778">
            <text:p>4.34</text:p>
          </table:table-cell>
          <table:table-cell table:style-name="Default" table:formula="of:=((4/9) + ([.H9]*(1 + (2/(9*[.H9])))^2))^(0.5)" office:value-type="float" office:value="1.91949067318506">
            <text:p>1.92</text:p>
          </table:table-cell>
          <table:table-cell table:style-name="Default" table:formula="of:=((4/9) + ([.I9]*(1 + (2/(9*[.I9])))^2))^(0.5)" office:value-type="float" office:value="2.289223546193">
            <text:p>2.29</text:p>
          </table:table-cell>
          <table:table-cell table:style-name="ce1" table:formula="of:=(16*PI()*[.A9])/([.D9]*[.E9]*9*[.J9])" office:value-type="float" office:value="0.145482697165557">
            <text:p>0.145</text:p>
          </table:table-cell>
          <table:table-cell table:style-name="ce1" table:formula="of:=(16*PI()*[.A9])/([.D9]*[.F9]*9*[.K9])" office:value-type="float" office:value="0.0975886101760548">
            <text:p>0.098</text:p>
          </table:table-cell>
          <table:table-cell/>
          <table:table-cell table:style-name="ce1" table:formula="of:=[.M9]*1.078" office:value-type="float" office:value="0.105200521769787">
            <text:p>0.105</text:p>
          </table:table-cell>
          <table:table-cell table:formula="of:=2/(3*[.E9]*[.G9]*(1 +  (2/(3*[.H9]))))" office:value-type="float" office:value="0.32258064516129">
            <text:p>0.32</text:p>
          </table:table-cell>
          <table:table-cell table:formula="of:=2/(3*[.F9]*[.G9]*(1 +  (2/(3*[.I9]))))" office:value-type="float" office:value="0.277392510402219">
            <text:p>0.28</text:p>
          </table:table-cell>
          <table:table-cell table:style-name="ce3" table:formula="of:=DEGREES(ATAN([.P9]))" office:value-type="float" office:value="17.8786965958413">
            <text:p>17.88</text:p>
          </table:table-cell>
          <table:table-cell table:formula="of:=DEGREES(ATAN([.Q9]))" office:value-type="float" office:value="15.5036160128262">
            <text:p>15.5</text:p>
          </table:table-cell>
          <table:table-cell table:style-name="ce4" table:formula="of:=((16*[.A9]*PI())/(9*([.E9]^2)*0.73*[.D9]))*(2 - ([.G9]/0.73))" office:value-type="float" office:value="0.136683068962088">
            <text:p>0.1367</text:p>
          </table:table-cell>
          <table:table-cell table:style-name="ce2" table:formula="of:=((16*[.A9]*PI())/(9*([.F9]^2)*0.73*[.D9]))*(2 - ([.G9]/0.73))" office:value-type="float" office:value="0.0874771641357363">
            <text:p>0.0875</text:p>
          </table:table-cell>
          <table:table-cell table:style-name="ce5" table:formula="of:=(16*PI()*[.A9])/(9*[.D9]*[.T9]*[.E9]*[.J9])" office:value-type="float" office:value="1.06437979678309">
            <text:p>1.0644</text:p>
          </table:table-cell>
          <table:table-cell table:formula="of:=(16*PI()*[.A9])/(9*[.D9]*[.U9]*[.F9]*[.K9])" office:value-type="float" office:value="1.11558955002964">
            <text:p>1.12</text:p>
          </table:table-cell>
          <table:table-cell table:formula="of:=[.X8]" office:value-type="float" office:value="0.4">
            <text:p>0.4</text:p>
          </table:table-cell>
          <table:table-cell table:style-name="ce2" table:formula="of:=[.V9]*[.X9]" office:value-type="float" office:value="0.425751918713237">
            <text:p>0.4258</text:p>
          </table:table-cell>
          <table:table-cell table:formula="of:=[.W9]*[.X9]" office:value-type="float" office:value="0.446235820011855">
            <text:p>0.45</text:p>
          </table:table-cell>
          <table:table-cell table:style-name="ce6" table:formula="of:=([.Y9]/0.125) - 1.4" office:value-type="float" office:value="2.00601534970589">
            <text:p>2.01</text:p>
          </table:table-cell>
          <table:table-cell table:formula="of:=([.Z9]/0.125) - 1.4" office:value-type="float" office:value="2.16988656009484">
            <text:p>2.17</text:p>
          </table:table-cell>
          <table:table-cell table:style-name="ce7" table:formula="of:=[.R9] - [.AA9]" office:value-type="float" office:value="15.8726812461354">
            <text:p>15.87</text:p>
          </table:table-cell>
        </table:table-row>
        <table:table-row table:style-name="ro1">
          <table:table-cell table:formula="of:=[.A9]" office:value-type="float" office:value="0.6">
            <text:p>0.6</text:p>
          </table:table-cell>
          <table:table-cell table:formula="of:=[.B9]+0.05" office:value-type="float" office:value="0.4">
            <text:p>0.4</text:p>
          </table:table-cell>
          <table:table-cell table:formula="of:=[.A10]-[.B10]" office:value-type="float" office:value="0.2">
            <text:p>0.2</text:p>
          </table:table-cell>
          <table:table-cell table:formula="of:=[.D9]" office:value-type="float" office:value="3">
            <text:p>3</text:p>
          </table:table-cell>
          <table:table-cell table:formula="of:=[.E9]" office:value-type="float" office:value="4">
            <text:p>4</text:p>
          </table:table-cell>
          <table:table-cell table:formula="of:=[.F9]" office:value-type="float" office:value="5">
            <text:p>5</text:p>
          </table:table-cell>
          <table:table-cell table:formula="of:=[.C10]/[.A10]" office:value-type="float" office:value="0.333333333333333">
            <text:p>0.33</text:p>
          </table:table-cell>
          <table:table-cell table:formula="of:=([.E10]^2)*([.G10]^2)" office:value-type="float" office:value="1.77777777777778">
            <text:p>1.78</text:p>
          </table:table-cell>
          <table:table-cell table:formula="of:=([.F10]^2)*([.G10]^2)" office:value-type="float" office:value="2.77777777777778">
            <text:p>2.78</text:p>
          </table:table-cell>
          <table:table-cell table:style-name="Default" table:formula="of:=((4/9) + ([.H10]*(1 + (2/(9*[.H10])))^2))^(0.5)" office:value-type="float" office:value="1.64147630029935">
            <text:p>1.64</text:p>
          </table:table-cell>
          <table:table-cell table:style-name="Default" table:formula="of:=((4/9) + ([.I10]*(1 + (2/(9*[.I10])))^2))^(0.5)" office:value-type="float" office:value="1.91949067318506">
            <text:p>1.92</text:p>
          </table:table-cell>
          <table:table-cell table:style-name="ce1" table:formula="of:=(16*PI()*[.A10])/([.D10]*[.E10]*9*[.J10])" office:value-type="float" office:value="0.170122882839165">
            <text:p>0.170</text:p>
          </table:table-cell>
          <table:table-cell table:style-name="ce1" table:formula="of:=(16*PI()*[.A10])/([.D10]*[.F10]*9*[.K10])" office:value-type="float" office:value="0.116386157732445">
            <text:p>0.116</text:p>
          </table:table-cell>
          <table:table-cell/>
          <table:table-cell table:style-name="ce1" table:formula="of:=[.M10]*1.078" office:value-type="float" office:value="0.125464278035576">
            <text:p>0.125</text:p>
          </table:table-cell>
          <table:table-cell table:formula="of:=2/(3*[.E10]*[.G10]*(1 +  (2/(3*[.H10]))))" office:value-type="float" office:value="0.363636363636364">
            <text:p>0.36</text:p>
          </table:table-cell>
          <table:table-cell table:formula="of:=2/(3*[.F10]*[.G10]*(1 +  (2/(3*[.I10]))))" office:value-type="float" office:value="0.32258064516129">
            <text:p>0.32</text:p>
          </table:table-cell>
          <table:table-cell table:style-name="ce3" table:formula="of:=DEGREES(ATAN([.P10]))" office:value-type="float" office:value="19.9831065219">
            <text:p>19.98</text:p>
          </table:table-cell>
          <table:table-cell table:formula="of:=DEGREES(ATAN([.Q10]))" office:value-type="float" office:value="17.8786965958413">
            <text:p>17.88</text:p>
          </table:table-cell>
          <table:table-cell table:style-name="ce4" table:formula="of:=((16*[.A10]*PI())/(9*([.E10]^2)*0.73*[.D10]))*(2 - ([.G10]/0.73))" office:value-type="float" office:value="0.147600246994204">
            <text:p>0.1476</text:p>
          </table:table-cell>
          <table:table-cell table:style-name="ce2" table:formula="of:=((16*[.A10]*PI())/(9*([.F10]^2)*0.73*[.D10]))*(2 - ([.G10]/0.73))" office:value-type="float" office:value="0.0944641580762903">
            <text:p>0.0945</text:p>
          </table:table-cell>
          <table:table-cell table:style-name="ce5" table:formula="of:=(16*PI()*[.A10])/(9*[.D10]*[.T10]*[.E10]*[.J10])" office:value-type="float" office:value="1.15259212842541">
            <text:p>1.1526</text:p>
          </table:table-cell>
          <table:table-cell table:formula="of:=(16*PI()*[.A10])/(9*[.D10]*[.U10]*[.F10]*[.K10])" office:value-type="float" office:value="1.23206685056623">
            <text:p>1.23</text:p>
          </table:table-cell>
          <table:table-cell table:formula="of:=[.X9]" office:value-type="float" office:value="0.4">
            <text:p>0.4</text:p>
          </table:table-cell>
          <table:table-cell table:style-name="ce2" table:formula="of:=[.V10]*[.X10]" office:value-type="float" office:value="0.461036851370163">
            <text:p>0.4610</text:p>
          </table:table-cell>
          <table:table-cell table:formula="of:=[.W10]*[.X10]" office:value-type="float" office:value="0.492826740226491">
            <text:p>0.49</text:p>
          </table:table-cell>
          <table:table-cell table:style-name="ce6" table:formula="of:=([.Y10]/0.125) - 1.4" office:value-type="float" office:value="2.28829481096131">
            <text:p>2.29</text:p>
          </table:table-cell>
          <table:table-cell table:formula="of:=([.Z10]/0.125) - 1.4" office:value-type="float" office:value="2.54261392181193">
            <text:p>2.54</text:p>
          </table:table-cell>
          <table:table-cell table:style-name="ce7" table:formula="of:=[.R10] - [.AA10]" office:value-type="float" office:value="17.6948117109387">
            <text:p>17.69</text:p>
          </table:table-cell>
        </table:table-row>
        <table:table-row table:style-name="ro1">
          <table:table-cell table:formula="of:=[.A10]" office:value-type="float" office:value="0.6">
            <text:p>0.6</text:p>
          </table:table-cell>
          <table:table-cell table:formula="of:=[.B10]+0.05" office:value-type="float" office:value="0.45">
            <text:p>0.45</text:p>
          </table:table-cell>
          <table:table-cell table:formula="of:=[.A11]-[.B11]" office:value-type="float" office:value="0.15">
            <text:p>0.15</text:p>
          </table:table-cell>
          <table:table-cell table:formula="of:=[.D10]" office:value-type="float" office:value="3">
            <text:p>3</text:p>
          </table:table-cell>
          <table:table-cell table:formula="of:=[.E10]" office:value-type="float" office:value="4">
            <text:p>4</text:p>
          </table:table-cell>
          <table:table-cell table:formula="of:=[.F10]" office:value-type="float" office:value="5">
            <text:p>5</text:p>
          </table:table-cell>
          <table:table-cell table:formula="of:=[.C11]/[.A11]" office:value-type="float" office:value="0.25">
            <text:p>0.25</text:p>
          </table:table-cell>
          <table:table-cell table:formula="of:=([.E11]^2)*([.G11]^2)" office:value-type="float" office:value="1">
            <text:p>1</text:p>
          </table:table-cell>
          <table:table-cell table:formula="of:=([.F11]^2)*([.G11]^2)" office:value-type="float" office:value="1.5625">
            <text:p>1.56</text:p>
          </table:table-cell>
          <table:table-cell table:style-name="Default" table:formula="of:=((4/9) + ([.H11]*(1 + (2/(9*[.H11])))^2))^(0.5)" office:value-type="float" office:value="1.39221823179352">
            <text:p>1.39</text:p>
          </table:table-cell>
          <table:table-cell table:style-name="Default" table:formula="of:=((4/9) + ([.I11]*(1 + (2/(9*[.I11])))^2))^(0.5)" office:value-type="float" office:value="1.57575182917885">
            <text:p>1.58</text:p>
          </table:table-cell>
          <table:table-cell table:style-name="ce1" table:formula="of:=(16*PI()*[.A11])/([.D11]*[.E11]*9*[.J11])" office:value-type="float" office:value="0.200581111453588">
            <text:p>0.201</text:p>
          </table:table-cell>
          <table:table-cell table:style-name="ce1" table:formula="of:=(16*PI()*[.A11])/([.D11]*[.F11]*9*[.K11])" office:value-type="float" office:value="0.141774954734904">
            <text:p>0.142</text:p>
          </table:table-cell>
          <table:table-cell/>
          <table:table-cell table:style-name="ce1" table:formula="of:=[.M11]*1.078" office:value-type="float" office:value="0.152833401204227">
            <text:p>0.153</text:p>
          </table:table-cell>
          <table:table-cell table:formula="of:=2/(3*[.E11]*[.G11]*(1 +  (2/(3*[.H11]))))" office:value-type="float" office:value="0.4">
            <text:p>0.4</text:p>
          </table:table-cell>
          <table:table-cell table:formula="of:=2/(3*[.F11]*[.G11]*(1 +  (2/(3*[.I11]))))" office:value-type="float" office:value="0.373831775700934">
            <text:p>0.37</text:p>
          </table:table-cell>
          <table:table-cell table:style-name="ce3" table:formula="of:=DEGREES(ATAN([.P11]))" office:value-type="float" office:value="21.8014094863518">
            <text:p>21.8</text:p>
          </table:table-cell>
          <table:table-cell table:formula="of:=DEGREES(ATAN([.Q11]))" office:value-type="float" office:value="20.4973405480018">
            <text:p>20.5</text:p>
          </table:table-cell>
          <table:table-cell table:style-name="ce4" table:formula="of:=((16*[.A11]*PI())/(9*([.E11]^2)*0.73*[.D11]))*(2 - ([.G11]/0.73))" office:value-type="float" office:value="0.158517425026319">
            <text:p>0.1585</text:p>
          </table:table-cell>
          <table:table-cell table:style-name="ce2" table:formula="of:=((16*[.A11]*PI())/(9*([.F11]^2)*0.73*[.D11]))*(2 - ([.G11]/0.73))" office:value-type="float" office:value="0.101451152016844">
            <text:p>0.1015</text:p>
          </table:table-cell>
          <table:table-cell table:style-name="ce5" table:formula="of:=(16*PI()*[.A11])/(9*[.D11]*[.T11]*[.E11]*[.J11])" office:value-type="float" office:value="1.26535686168435">
            <text:p>1.2654</text:p>
          </table:table-cell>
          <table:table-cell table:formula="of:=(16*PI()*[.A11])/(9*[.D11]*[.U11]*[.F11]*[.K11])" office:value-type="float" office:value="1.39747013135311">
            <text:p>1.4</text:p>
          </table:table-cell>
          <table:table-cell table:formula="of:=[.X10]" office:value-type="float" office:value="0.4">
            <text:p>0.4</text:p>
          </table:table-cell>
          <table:table-cell table:style-name="ce2" table:formula="of:=[.V11]*[.X11]" office:value-type="float" office:value="0.506142744673741">
            <text:p>0.5061</text:p>
          </table:table-cell>
          <table:table-cell table:formula="of:=[.W11]*[.X11]" office:value-type="float" office:value="0.558988052541246">
            <text:p>0.56</text:p>
          </table:table-cell>
          <table:table-cell table:style-name="ce6" table:formula="of:=([.Y11]/0.125) - 1.4" office:value-type="float" office:value="2.64914195738992">
            <text:p>2.65</text:p>
          </table:table-cell>
          <table:table-cell table:formula="of:=([.Z11]/0.125) - 1.4" office:value-type="float" office:value="3.07190442032997">
            <text:p>3.07</text:p>
          </table:table-cell>
          <table:table-cell table:style-name="ce7" table:formula="of:=[.R11] - [.AA11]" office:value-type="float" office:value="19.1522675289619">
            <text:p>19.15</text:p>
          </table:table-cell>
        </table:table-row>
        <table:table-row table:style-name="ro1">
          <table:table-cell table:formula="of:=[.A11]" office:value-type="float" office:value="0.6">
            <text:p>0.6</text:p>
          </table:table-cell>
          <table:table-cell table:formula="of:=[.B11]+0.05" office:value-type="float" office:value="0.5">
            <text:p>0.5</text:p>
          </table:table-cell>
          <table:table-cell table:formula="of:=[.A12]-[.B12]" office:value-type="float" office:value="0.1">
            <text:p>0.1</text:p>
          </table:table-cell>
          <table:table-cell table:formula="of:=[.D11]" office:value-type="float" office:value="3">
            <text:p>3</text:p>
          </table:table-cell>
          <table:table-cell table:formula="of:=[.E11]" office:value-type="float" office:value="4">
            <text:p>4</text:p>
          </table:table-cell>
          <table:table-cell table:formula="of:=[.F11]" office:value-type="float" office:value="5">
            <text:p>5</text:p>
          </table:table-cell>
          <table:table-cell table:formula="of:=[.C12]/[.A12]" office:value-type="float" office:value="0.166666666666667">
            <text:p>0.17</text:p>
          </table:table-cell>
          <table:table-cell table:formula="of:=([.E12]^2)*([.G12]^2)" office:value-type="float" office:value="0.444444444444446">
            <text:p>0.44</text:p>
          </table:table-cell>
          <table:table-cell table:formula="of:=([.F12]^2)*([.G12]^2)" office:value-type="float" office:value="0.694444444444446">
            <text:p>0.69</text:p>
          </table:table-cell>
          <table:table-cell table:style-name="Default" table:formula="of:=((4/9) + ([.H12]*(1 + (2/(9*[.H12])))^2))^(0.5)" office:value-type="float" office:value="1.20185042515466">
            <text:p>1.2</text:p>
          </table:table-cell>
          <table:table-cell table:style-name="Default" table:formula="of:=((4/9) + ([.I12]*(1 + (2/(9*[.I12])))^2))^(0.5)" office:value-type="float" office:value="1.28625209210498">
            <text:p>1.29</text:p>
          </table:table-cell>
          <table:table-cell table:style-name="ce1" table:formula="of:=(16*PI()*[.A12])/([.D12]*[.E12]*9*[.J12])" office:value-type="float" office:value="0.232352274854133">
            <text:p>0.232</text:p>
          </table:table-cell>
          <table:table-cell table:style-name="ce1" table:formula="of:=(16*PI()*[.A12])/([.D12]*[.F12]*9*[.K12])" office:value-type="float" office:value="0.173684572119662">
            <text:p>0.174</text:p>
          </table:table-cell>
          <table:table-cell/>
          <table:table-cell table:style-name="ce1" table:formula="of:=[.M12]*1.078" office:value-type="float" office:value="0.187231968744996">
            <text:p>0.187</text:p>
          </table:table-cell>
          <table:table-cell table:formula="of:=2/(3*[.E12]*[.G12]*(1 +  (2/(3*[.H12]))))" office:value-type="float" office:value="0.4">
            <text:p>0.4</text:p>
          </table:table-cell>
          <table:table-cell table:formula="of:=2/(3*[.F12]*[.G12]*(1 +  (2/(3*[.I12]))))" office:value-type="float" office:value="0.408163265306122">
            <text:p>0.41</text:p>
          </table:table-cell>
          <table:table-cell table:style-name="ce3" table:formula="of:=DEGREES(ATAN([.P12]))" office:value-type="float" office:value="21.8014094863518">
            <text:p>21.8</text:p>
          </table:table-cell>
          <table:table-cell table:formula="of:=DEGREES(ATAN([.Q12]))" office:value-type="float" office:value="22.2034785320574">
            <text:p>22.2</text:p>
          </table:table-cell>
          <table:table-cell table:style-name="ce4" table:formula="of:=((16*[.A12]*PI())/(9*([.E12]^2)*0.73*[.D12]))*(2 - ([.G12]/0.73))" office:value-type="float" office:value="0.169434603058435">
            <text:p>0.1694</text:p>
          </table:table-cell>
          <table:table-cell table:style-name="ce2" table:formula="of:=((16*[.A12]*PI())/(9*([.F12]^2)*0.73*[.D12]))*(2 - ([.G12]/0.73))" office:value-type="float" office:value="0.108438145957398">
            <text:p>0.1084</text:p>
          </table:table-cell>
          <table:table-cell table:style-name="ce5" table:formula="of:=(16*PI()*[.A12])/(9*[.D12]*[.T12]*[.E12]*[.J12])" office:value-type="float" office:value="1.37133897480197">
            <text:p>1.3713</text:p>
          </table:table-cell>
          <table:table-cell table:formula="of:=(16*PI()*[.A12])/(9*[.D12]*[.U12]*[.F12]*[.K12])" office:value-type="float" office:value="1.60169256479078">
            <text:p>1.6</text:p>
          </table:table-cell>
          <table:table-cell table:formula="of:=[.X11]" office:value-type="float" office:value="0.4">
            <text:p>0.4</text:p>
          </table:table-cell>
          <table:table-cell table:style-name="ce2" table:formula="of:=[.V12]*[.X12]" office:value-type="float" office:value="0.548535589920788">
            <text:p>0.5485</text:p>
          </table:table-cell>
          <table:table-cell table:formula="of:=[.W12]*[.X12]" office:value-type="float" office:value="0.640677025916311">
            <text:p>0.64</text:p>
          </table:table-cell>
          <table:table-cell table:style-name="ce6" table:formula="of:=([.Y12]/0.125) - 1.4" office:value-type="float" office:value="2.9882847193663">
            <text:p>2.99</text:p>
          </table:table-cell>
          <table:table-cell table:formula="of:=([.Z12]/0.125) - 1.4" office:value-type="float" office:value="3.72541620733049">
            <text:p>3.73</text:p>
          </table:table-cell>
          <table:table-cell table:style-name="ce7" table:formula="of:=[.R12] - [.AA12]" office:value-type="float" office:value="18.8131247669855">
            <text:p>18.81</text:p>
          </table:table-cell>
        </table:table-row>
        <table:table-row table:style-name="ro1">
          <table:table-cell table:formula="of:=[.A12]" office:value-type="float" office:value="0.6">
            <text:p>0.6</text:p>
          </table:table-cell>
          <table:table-cell table:formula="of:=[.B12]+0.05" office:value-type="float" office:value="0.55">
            <text:p>0.55</text:p>
          </table:table-cell>
          <table:table-cell table:formula="of:=[.A13]-[.B13]" office:value-type="float" office:value="0.0500000000000002">
            <text:p>0.05</text:p>
          </table:table-cell>
          <table:table-cell table:formula="of:=[.D12]" office:value-type="float" office:value="3">
            <text:p>3</text:p>
          </table:table-cell>
          <table:table-cell table:formula="of:=[.E12]" office:value-type="float" office:value="4">
            <text:p>4</text:p>
          </table:table-cell>
          <table:table-cell table:formula="of:=[.F12]" office:value-type="float" office:value="5">
            <text:p>5</text:p>
          </table:table-cell>
          <table:table-cell table:formula="of:=[.C13]/[.A13]" office:value-type="float" office:value="0.0833333333333336">
            <text:p>0.08</text:p>
          </table:table-cell>
          <table:table-cell table:formula="of:=([.E13]^2)*([.G13]^2)" office:value-type="float" office:value="0.111111111111112">
            <text:p>0.11</text:p>
          </table:table-cell>
          <table:table-cell table:formula="of:=([.F13]^2)*([.G13]^2)" office:value-type="float" office:value="0.173611111111112">
            <text:p>0.17</text:p>
          </table:table-cell>
          <table:table-cell table:style-name="Default" table:formula="of:=((4/9) + ([.H13]*(1 + (2/(9*[.H13])))^2))^(0.5)" office:value-type="float" office:value="1.20185042515466">
            <text:p>1.2</text:p>
          </table:table-cell>
          <table:table-cell table:style-name="Default" table:formula="of:=((4/9) + ([.I13]*(1 + (2/(9*[.I13])))^2))^(0.5)" office:value-type="float" office:value="1.16057935723691">
            <text:p>1.16</text:p>
          </table:table-cell>
          <table:table-cell table:style-name="ce1" table:formula="of:=(16*PI()*[.A13])/([.D13]*[.E13]*9*[.J13])" office:value-type="float" office:value="0.232352274854133">
            <text:p>0.232</text:p>
          </table:table-cell>
          <table:table-cell table:style-name="ce1" table:formula="of:=(16*PI()*[.A13])/([.D13]*[.F13]*9*[.K13])" office:value-type="float" office:value="0.192491916095377">
            <text:p>0.192</text:p>
          </table:table-cell>
          <table:table-cell/>
          <table:table-cell table:style-name="ce1" table:formula="of:=[.M13]*1.078" office:value-type="float" office:value="0.207506285550816">
            <text:p>0.208</text:p>
          </table:table-cell>
          <table:table-cell table:formula="of:=2/(3*[.E13]*[.G13]*(1 +  (2/(3*[.H13]))))" office:value-type="float" office:value="0.285714285714286">
            <text:p>0.29</text:p>
          </table:table-cell>
          <table:table-cell table:formula="of:=2/(3*[.F13]*[.G13]*(1 +  (2/(3*[.I13]))))" office:value-type="float" office:value="0.330578512396695">
            <text:p>0.33</text:p>
          </table:table-cell>
          <table:table-cell table:formula="of:=DEGREES(ATAN([.P13]))" office:value-type="float" office:value="15.9453959009229">
            <text:p>15.95</text:p>
          </table:table-cell>
          <table:table-cell table:formula="of:=DEGREES(ATAN([.Q13]))" office:value-type="float" office:value="18.2927759645651">
            <text:p>18.29</text:p>
          </table:table-cell>
          <table:table-cell table:formula="of:=((16*[.A13]*PI())/(9*([.E13]^2)*0.73*[.D13]))*(2 - ([.G13]/0.73))" office:value-type="float" office:value="0.180351781090551">
            <text:p>0.1804</text:p>
          </table:table-cell>
          <table:table-cell table:style-name="ce2" table:formula="of:=((16*[.A13]*PI())/(9*([.F13]^2)*0.73*[.D13]))*(2 - ([.G13]/0.73))" office:value-type="float" office:value="0.115425139897952">
            <text:p>0.1154</text:p>
          </table:table-cell>
          <table:table-cell table:style-name="ce2" table:formula="of:=(16*PI()*[.A13])/(9*[.D13]*[.T13]*[.E13]*[.J13])" office:value-type="float" office:value="1.28832814097619">
            <text:p>1.2883</text:p>
          </table:table-cell>
          <table:table-cell table:formula="of:=(16*PI()*[.A13])/(9*[.D13]*[.U13]*[.F13]*[.K13])" office:value-type="float" office:value="1.66767756370544">
            <text:p>1.67</text:p>
          </table:table-cell>
          <table:table-cell table:formula="of:=[.X12]" office:value-type="float" office:value="0.4">
            <text:p>0.4</text:p>
          </table:table-cell>
          <table:table-cell table:style-name="ce2" table:formula="of:=[.V13]*[.X13]" office:value-type="float" office:value="0.515331256390475">
            <text:p>0.5153</text:p>
          </table:table-cell>
          <table:table-cell table:formula="of:=[.W13]*[.X13]" office:value-type="float" office:value="0.667071025482177">
            <text:p>0.67</text:p>
          </table:table-cell>
          <table:table-cell table:style-name="ce6" table:formula="of:=([.Y13]/0.125) - 1.4" office:value-type="float" office:value="2.7226500511238">
            <text:p>2.72</text:p>
          </table:table-cell>
          <table:table-cell table:formula="of:=([.Z13]/0.125) - 1.4" office:value-type="float" office:value="3.93656820385741">
            <text:p>3.94</text:p>
          </table:table-cell>
          <table:table-cell table:style-name="ce7" table:formula="of:=[.R13] - [.AA13]" office:value-type="float" office:value="13.2227458497991">
            <text:p>13.22</text:p>
          </table:table-cell>
        </table:table-row>
        <table:table-row table:style-name="ro1">
          <table:table-cell table:formula="of:=[.A13]" office:value-type="float" office:value="0.6">
            <text:p>0.6</text:p>
          </table:table-cell>
          <table:table-cell table:formula="of:=[.B13]+0.05" office:value-type="float" office:value="0.6">
            <text:p>0.6</text:p>
          </table:table-cell>
          <table:table-cell table:formula="of:=[.A14]-[.B14]" office:value-type="float" office:value="0">
            <text:p>0</text:p>
          </table:table-cell>
          <table:table-cell table:formula="of:=[.D13]" office:value-type="float" office:value="3">
            <text:p>3</text:p>
          </table:table-cell>
          <table:table-cell table:formula="of:=[.E13]" office:value-type="float" office:value="4">
            <text:p>4</text:p>
          </table:table-cell>
          <table:table-cell table:formula="of:=[.F13]" office:value-type="float" office:value="5">
            <text:p>5</text:p>
          </table:table-cell>
          <table:table-cell table:formula="of:=[.C14]/[.A14]" office:value-type="float" office:value="0">
            <text:p>0</text:p>
          </table:table-cell>
          <table:table-cell table:formula="of:=([.E14]^2)*([.G14]^2)" office:value-type="float" office:value="0">
            <text:p>0</text:p>
          </table:table-cell>
          <table:table-cell table:formula="of:=([.F14]^2)*([.G14]^2)" office:value-type="float" office:value="0">
            <text:p>0</text:p>
          </table:table-cell>
          <table:table-cell table:style-name="Default" table:formula="of:=((4/9) + ([.H14]*(1 + (2/(9*[.H14])))^2))^(0.5)" office:value-type="float" office:value="0">
            <text:p>#DIV/0!</text:p>
          </table:table-cell>
          <table:table-cell table:style-name="Default" table:formula="of:=((4/9) + ([.I14]*(1 + (2/(9*[.I14])))^2))^(0.5)" office:value-type="float" office:value="0">
            <text:p>#DIV/0!</text:p>
          </table:table-cell>
          <table:table-cell table:style-name="ce1" table:formula="of:=(16*PI()*[.A14])/([.D14]*[.E14]*9*[.J14])" office:value-type="float" office:value="0">
            <text:p>#DIV/0!</text:p>
          </table:table-cell>
          <table:table-cell table:style-name="ce1" table:formula="of:=(16*PI()*[.A14])/([.D14]*[.F14]*9*[.K14])" office:value-type="float" office:value="0">
            <text:p>#DIV/0!</text:p>
          </table:table-cell>
          <table:table-cell table:style-name="ce2" table:number-columns-repeated="2"/>
          <table:table-cell table:formula="of:=2/(3*[.E14]*[.G14]*(1 +  (2/(3*[.H14]))))" office:value-type="float" office:value="0">
            <text:p>#DIV/0!</text:p>
          </table:table-cell>
          <table:table-cell table:formula="of:=2/(3*[.F14]*[.G14]*(1 +  (2/(3*[.I14]))))" office:value-type="float" office:value="0">
            <text:p>#DIV/0!</text:p>
          </table:table-cell>
          <table:table-cell table:formula="of:=DEGREES(ATAN([.P14]))" office:value-type="float" office:value="0">
            <text:p>#DIV/0!</text:p>
          </table:table-cell>
          <table:table-cell table:formula="of:=DEGREES(ATAN([.Q14]))" office:value-type="float" office:value="0">
            <text:p>#DIV/0!</text:p>
          </table:table-cell>
          <table:table-cell table:formula="of:=((16*[.A14]*PI())/(9*([.E14]^2)*0.73*[.D14]))*(2 - ([.G14]/0.73))" office:value-type="float" office:value="0.191268959122666">
            <text:p>0.1913</text:p>
          </table:table-cell>
          <table:table-cell table:style-name="ce2" table:formula="of:=((16*[.A14]*PI())/(9*([.F14]^2)*0.73*[.D14]))*(2 - ([.G14]/0.73))" office:value-type="float" office:value="0.122412133838506">
            <text:p>0.1224</text:p>
          </table:table-cell>
          <table:table-cell table:style-name="ce2" table:formula="of:=(16*PI()*[.A14])/(9*[.D14]*[.T14]*[.E14]*[.J14])" office:value-type="float" office:value="0">
            <text:p>#DIV/0!</text:p>
          </table:table-cell>
          <table:table-cell table:formula="of:=(16*PI()*[.A14])/(9*[.D14]*[.U14]*[.F14]*[.K14])" office:value-type="float" office:value="0">
            <text:p>#DIV/0!</text:p>
          </table:table-cell>
          <table:table-cell table:formula="of:=[.X13]" office:value-type="float" office:value="0.4">
            <text:p>0.4</text:p>
          </table:table-cell>
          <table:table-cell table:style-name="ce2" table:formula="of:=[.V14]*[.X14]" office:value-type="float" office:value="0">
            <text:p>#DIV/0!</text:p>
          </table:table-cell>
          <table:table-cell table:formula="of:=[.W14]*[.X14]" office:value-type="float" office:value="0">
            <text:p>#DIV/0!</text:p>
          </table:table-cell>
          <table:table-cell table:style-name="ce6" table:formula="of:=([.Y14]/0.125) - 1.4" office:value-type="float" office:value="0">
            <text:p>#DIV/0!</text:p>
          </table:table-cell>
          <table:table-cell table:formula="of:=([.Z14]/0.125) - 1.4" office:value-type="float" office:value="0">
            <text:p>#DIV/0!</text:p>
          </table:table-cell>
          <table:table-cell table:formula="of:=[.R14] - [.AA14]" office:value-type="float" office:value="0">
            <text:p>#DIV/0!</text:p>
          </table:table-cell>
        </table:table-row>
        <table:table-row table:style-name="ro1">
          <table:table-cell table:formula="of:=[.A14]" office:value-type="float" office:value="0.6">
            <text:p>0.6</text:p>
          </table:table-cell>
          <table:table-cell table:formula="of:=[.B14]+0.05" office:value-type="float" office:value="0.65">
            <text:p>0.65</text:p>
          </table:table-cell>
          <table:table-cell table:formula="of:=[.A15]-[.B15]" office:value-type="float" office:value="-0.0499999999999999">
            <text:p>-0.05</text:p>
          </table:table-cell>
          <table:table-cell table:formula="of:=[.D14]" office:value-type="float" office:value="3">
            <text:p>3</text:p>
          </table:table-cell>
          <table:table-cell table:formula="of:=[.E14]" office:value-type="float" office:value="4">
            <text:p>4</text:p>
          </table:table-cell>
          <table:table-cell table:formula="of:=[.F14]" office:value-type="float" office:value="5">
            <text:p>5</text:p>
          </table:table-cell>
          <table:table-cell table:formula="of:=[.C15]/[.A15]" office:value-type="float" office:value="-0.0833333333333332">
            <text:p>-0.08</text:p>
          </table:table-cell>
          <table:table-cell table:formula="of:=([.E15]^2)*([.G15]^2)" office:value-type="float" office:value="0.111111111111111">
            <text:p>0.11</text:p>
          </table:table-cell>
          <table:table-cell table:formula="of:=([.F15]^2)*([.G15]^2)" office:value-type="float" office:value="0.173611111111111">
            <text:p>0.17</text:p>
          </table:table-cell>
          <table:table-cell table:style-name="Default" table:formula="of:=((4/9) + ([.H15]*(1 + (2/(9*[.H15])))^2))^(0.5)" office:value-type="float" office:value="1.20185042515466">
            <text:p>1.2</text:p>
          </table:table-cell>
          <table:table-cell table:style-name="Default" table:formula="of:=((4/9) + ([.I15]*(1 + (2/(9*[.I15])))^2))^(0.5)" office:value-type="float" office:value="1.16057935723691">
            <text:p>1.16</text:p>
          </table:table-cell>
          <table:table-cell table:style-name="ce1" table:formula="of:=(16*PI()*[.A15])/([.D15]*[.E15]*9*[.J15])" office:value-type="float" office:value="0.232352274854133">
            <text:p>0.232</text:p>
          </table:table-cell>
          <table:table-cell table:style-name="ce1" table:formula="of:=(16*PI()*[.A15])/([.D15]*[.F15]*9*[.K15])" office:value-type="float" office:value="0.192491916095377">
            <text:p>0.192</text:p>
          </table:table-cell>
          <table:table-cell table:style-name="ce2"/>
          <table:table-cell/>
          <table:table-cell table:formula="of:=2/(3*[.E15]*[.G15]*(1 +  (2/(3*[.H15]))))" office:value-type="float" office:value="-0.285714285714285">
            <text:p>-0.29</text:p>
          </table:table-cell>
          <table:table-cell table:formula="of:=2/(3*[.F15]*[.G15]*(1 +  (2/(3*[.I15]))))" office:value-type="float" office:value="-0.330578512396694">
            <text:p>-0.33</text:p>
          </table:table-cell>
          <table:table-cell table:formula="of:=DEGREES(ATAN([.P15]))" office:value-type="float" office:value="-15.9453959009228">
            <text:p>-15.95</text:p>
          </table:table-cell>
          <table:table-cell table:formula="of:=DEGREES(ATAN([.Q15]))" office:value-type="float" office:value="-18.292775964565">
            <text:p>-18.29</text:p>
          </table:table-cell>
          <table:table-cell table:formula="of:=((16*[.A15]*PI())/(9*([.E15]^2)*0.73*[.D15]))*(2 - ([.G15]/0.73))" office:value-type="float" office:value="0.202186137154782">
            <text:p>0.2022</text:p>
          </table:table-cell>
          <table:table-cell table:style-name="ce2" table:formula="of:=((16*[.A15]*PI())/(9*([.F15]^2)*0.73*[.D15]))*(2 - ([.G15]/0.73))" office:value-type="float" office:value="0.12939912777906">
            <text:p>0.1294</text:p>
          </table:table-cell>
          <table:table-cell table:style-name="ce2" table:formula="of:=(16*PI()*[.A15])/(9*[.D15]*[.T15]*[.E15]*[.J15])" office:value-type="float" office:value="1.14919983201547">
            <text:p>1.1492</text:p>
          </table:table-cell>
          <table:table-cell table:formula="of:=(16*PI()*[.A15])/(9*[.D15]*[.U15]*[.F15]*[.K15])" office:value-type="float" office:value="1.4875827944068">
            <text:p>1.49</text:p>
          </table:table-cell>
          <table:table-cell table:formula="of:=[.X14]" office:value-type="float" office:value="0.4">
            <text:p>0.4</text:p>
          </table:table-cell>
          <table:table-cell table:style-name="ce2" table:formula="of:=[.V15]*[.X15]" office:value-type="float" office:value="0.45967993280619">
            <text:p>0.4597</text:p>
          </table:table-cell>
          <table:table-cell table:formula="of:=[.W15]*[.X15]" office:value-type="float" office:value="0.595033117762719">
            <text:p>0.6</text:p>
          </table:table-cell>
          <table:table-cell table:style-name="ce6" table:formula="of:=([.Y15]/0.125) - 1.4" office:value-type="float" office:value="2.27743946244952">
            <text:p>2.28</text:p>
          </table:table-cell>
          <table:table-cell table:formula="of:=([.Z15]/0.125) - 1.4" office:value-type="float" office:value="3.36026494210175">
            <text:p>3.36</text:p>
          </table:table-cell>
          <table:table-cell table:formula="of:=[.R15] - [.AA15]" office:value-type="float" office:value="-18.2228353633724">
            <text:p>-18.22</text:p>
          </table:table-cell>
        </table:table-row>
        <table:table-row table:style-name="ro1">
          <table:table-cell table:formula="of:=[.A15]" office:value-type="float" office:value="0.6">
            <text:p>0.6</text:p>
          </table:table-cell>
          <table:table-cell table:formula="of:=[.B15]+0.05" office:value-type="float" office:value="0.7">
            <text:p>0.7</text:p>
          </table:table-cell>
          <table:table-cell table:formula="of:=[.A16]-[.B16]" office:value-type="float" office:value="-0.1">
            <text:p>-0.1</text:p>
          </table:table-cell>
          <table:table-cell table:formula="of:=[.D15]" office:value-type="float" office:value="3">
            <text:p>3</text:p>
          </table:table-cell>
          <table:table-cell table:formula="of:=[.E15]" office:value-type="float" office:value="4">
            <text:p>4</text:p>
          </table:table-cell>
          <table:table-cell table:formula="of:=[.F15]" office:value-type="float" office:value="5">
            <text:p>5</text:p>
          </table:table-cell>
          <table:table-cell table:formula="of:=[.C16]/[.A16]" office:value-type="float" office:value="-0.166666666666667">
            <text:p>-0.17</text:p>
          </table:table-cell>
          <table:table-cell table:formula="of:=([.E16]^2)*([.G16]^2)" office:value-type="float" office:value="0.444444444444444">
            <text:p>0.44</text:p>
          </table:table-cell>
          <table:table-cell table:formula="of:=([.F16]^2)*([.G16]^2)" office:value-type="float" office:value="0.694444444444444">
            <text:p>0.69</text:p>
          </table:table-cell>
          <table:table-cell table:style-name="Default" table:formula="of:=((4/9) + ([.H16]*(1 + (2/(9*[.H16])))^2))^(0.5)" office:value-type="float" office:value="1.20185042515466">
            <text:p>1.2</text:p>
          </table:table-cell>
          <table:table-cell table:style-name="Default" table:formula="of:=((4/9) + ([.I16]*(1 + (2/(9*[.I16])))^2))^(0.5)" office:value-type="float" office:value="1.28625209210498">
            <text:p>1.29</text:p>
          </table:table-cell>
          <table:table-cell table:style-name="ce1" table:formula="of:=(16*PI()*[.A16])/([.D16]*[.E16]*9*[.J16])" office:value-type="float" office:value="0.232352274854133">
            <text:p>0.232</text:p>
          </table:table-cell>
          <table:table-cell table:style-name="ce1" table:formula="of:=(16*PI()*[.A16])/([.D16]*[.F16]*9*[.K16])" office:value-type="float" office:value="0.173684572119662">
            <text:p>0.174</text:p>
          </table:table-cell>
          <table:table-cell table:number-columns-repeated="2"/>
          <table:table-cell table:formula="of:=2/(3*[.E16]*[.G16]*(1 +  (2/(3*[.H16]))))" office:value-type="float" office:value="-0.4">
            <text:p>-0.4</text:p>
          </table:table-cell>
          <table:table-cell table:formula="of:=2/(3*[.F16]*[.G16]*(1 +  (2/(3*[.I16]))))" office:value-type="float" office:value="-0.408163265306122">
            <text:p>-0.41</text:p>
          </table:table-cell>
          <table:table-cell table:formula="of:=DEGREES(ATAN([.P16]))" office:value-type="float" office:value="-21.8014094863518">
            <text:p>-21.8</text:p>
          </table:table-cell>
          <table:table-cell table:formula="of:=DEGREES(ATAN([.Q16]))" office:value-type="float" office:value="-22.2034785320574">
            <text:p>-22.2</text:p>
          </table:table-cell>
          <table:table-cell table:formula="of:=((16*[.A16]*PI())/(9*([.E16]^2)*0.73*[.D16]))*(2 - ([.G16]/0.73))" office:value-type="float" office:value="0.213103315186898">
            <text:p>0.2131</text:p>
          </table:table-cell>
          <table:table-cell table:style-name="ce2" table:formula="of:=((16*[.A16]*PI())/(9*([.F16]^2)*0.73*[.D16]))*(2 - ([.G16]/0.73))" office:value-type="float" office:value="0.136386121719614">
            <text:p>0.1364</text:p>
          </table:table-cell>
          <table:table-cell table:style-name="ce2" table:formula="of:=(16*PI()*[.A16])/(9*[.D16]*[.T16]*[.E16]*[.J16])" office:value-type="float" office:value="1.09032688980157">
            <text:p>1.0903</text:p>
          </table:table-cell>
          <table:table-cell table:formula="of:=(16*PI()*[.A16])/(9*[.D16]*[.U16]*[.F16]*[.K16])" office:value-type="float" office:value="1.27347687528447">
            <text:p>1.27</text:p>
          </table:table-cell>
          <table:table-cell table:formula="of:=[.X15]" office:value-type="float" office:value="0.4">
            <text:p>0.4</text:p>
          </table:table-cell>
          <table:table-cell table:style-name="ce2" table:formula="of:=[.V16]*[.X16]" office:value-type="float" office:value="0.436130755920627">
            <text:p>0.4361</text:p>
          </table:table-cell>
          <table:table-cell table:formula="of:=[.W16]*[.X16]" office:value-type="float" office:value="0.509390750113789">
            <text:p>0.51</text:p>
          </table:table-cell>
          <table:table-cell table:style-name="ce6" table:formula="of:=([.Y16]/0.125) - 1.4" office:value-type="float" office:value="2.08904604736501">
            <text:p>2.09</text:p>
          </table:table-cell>
          <table:table-cell table:formula="of:=([.Z16]/0.125) - 1.4" office:value-type="float" office:value="2.67512600091031">
            <text:p>2.68</text:p>
          </table:table-cell>
          <table:table-cell table:formula="of:=[.R16] - [.AA16]" office:value-type="float" office:value="-23.8904555337168">
            <text:p>-23.89</text:p>
          </table:table-cell>
        </table:table-row>
        <table:table-row table:style-name="ro1">
          <table:table-cell table:formula="of:=[.A16]" office:value-type="float" office:value="0.6">
            <text:p>0.6</text:p>
          </table:table-cell>
          <table:table-cell table:formula="of:=[.B16]+0.05" office:value-type="float" office:value="0.75">
            <text:p>0.75</text:p>
          </table:table-cell>
          <table:table-cell table:formula="of:=[.A17]-[.B17]" office:value-type="float" office:value="-0.15">
            <text:p>-0.15</text:p>
          </table:table-cell>
          <table:table-cell table:formula="of:=[.D16]" office:value-type="float" office:value="3">
            <text:p>3</text:p>
          </table:table-cell>
          <table:table-cell table:formula="of:=[.E16]" office:value-type="float" office:value="4">
            <text:p>4</text:p>
          </table:table-cell>
          <table:table-cell table:formula="of:=[.F16]" office:value-type="float" office:value="5">
            <text:p>5</text:p>
          </table:table-cell>
          <table:table-cell table:formula="of:=[.C17]/[.A17]" office:value-type="float" office:value="-0.25">
            <text:p>-0.25</text:p>
          </table:table-cell>
          <table:table-cell table:formula="of:=([.E17]^2)*([.G17]^2)" office:value-type="float" office:value="1">
            <text:p>1</text:p>
          </table:table-cell>
          <table:table-cell table:formula="of:=([.F17]^2)*([.G17]^2)" office:value-type="float" office:value="1.5625">
            <text:p>1.56</text:p>
          </table:table-cell>
          <table:table-cell table:style-name="Default" table:formula="of:=((4/9) + ([.H17]*(1 + (2/(9*[.H17])))^2))^(0.5)" office:value-type="float" office:value="1.39221823179352">
            <text:p>1.39</text:p>
          </table:table-cell>
          <table:table-cell table:style-name="Default" table:formula="of:=((4/9) + ([.I17]*(1 + (2/(9*[.I17])))^2))^(0.5)" office:value-type="float" office:value="1.57575182917885">
            <text:p>1.58</text:p>
          </table:table-cell>
          <table:table-cell table:style-name="ce1" table:formula="of:=(16*PI()*[.A17])/([.D17]*[.E17]*9*[.J17])" office:value-type="float" office:value="0.200581111453588">
            <text:p>0.201</text:p>
          </table:table-cell>
          <table:table-cell table:style-name="ce1" table:formula="of:=(16*PI()*[.A17])/([.D17]*[.F17]*9*[.K17])" office:value-type="float" office:value="0.141774954734904">
            <text:p>0.142</text:p>
          </table:table-cell>
          <table:table-cell table:number-columns-repeated="2"/>
          <table:table-cell table:formula="of:=2/(3*[.E17]*[.G17]*(1 +  (2/(3*[.H17]))))" office:value-type="float" office:value="-0.4">
            <text:p>-0.4</text:p>
          </table:table-cell>
          <table:table-cell table:formula="of:=2/(3*[.F17]*[.G17]*(1 +  (2/(3*[.I17]))))" office:value-type="float" office:value="-0.373831775700935">
            <text:p>-0.37</text:p>
          </table:table-cell>
          <table:table-cell table:formula="of:=DEGREES(ATAN([.P17]))" office:value-type="float" office:value="-21.8014094863518">
            <text:p>-21.8</text:p>
          </table:table-cell>
          <table:table-cell table:formula="of:=DEGREES(ATAN([.Q17]))" office:value-type="float" office:value="-20.4973405480018">
            <text:p>-20.5</text:p>
          </table:table-cell>
          <table:table-cell table:formula="of:=((16*[.A17]*PI())/(9*([.E17]^2)*0.73*[.D17]))*(2 - ([.G17]/0.73))" office:value-type="float" office:value="0.224020493219013">
            <text:p>0.2240</text:p>
          </table:table-cell>
          <table:table-cell table:style-name="ce2" table:formula="of:=((16*[.A17]*PI())/(9*([.F17]^2)*0.73*[.D17]))*(2 - ([.G17]/0.73))" office:value-type="float" office:value="0.143373115660168">
            <text:p>0.1434</text:p>
          </table:table-cell>
          <table:table-cell table:style-name="ce2" table:formula="of:=(16*PI()*[.A17])/(9*[.D17]*[.T17]*[.E17]*[.J17])" office:value-type="float" office:value="0.895369475226939">
            <text:p>0.8954</text:p>
          </table:table-cell>
          <table:table-cell table:formula="of:=(16*PI()*[.A17])/(9*[.D17]*[.U17]*[.F17]*[.K17])" office:value-type="float" office:value="0.988853133881444">
            <text:p>0.99</text:p>
          </table:table-cell>
          <table:table-cell table:formula="of:=[.X16]" office:value-type="float" office:value="0.4">
            <text:p>0.4</text:p>
          </table:table-cell>
          <table:table-cell table:style-name="ce2" table:formula="of:=[.V17]*[.X17]" office:value-type="float" office:value="0.358147790090775">
            <text:p>0.3581</text:p>
          </table:table-cell>
          <table:table-cell table:formula="of:=[.W17]*[.X17]" office:value-type="float" office:value="0.395541253552578">
            <text:p>0.4</text:p>
          </table:table-cell>
          <table:table-cell table:style-name="ce6" table:formula="of:=([.Y17]/0.125) - 1.4" office:value-type="float" office:value="1.4651823207262">
            <text:p>1.47</text:p>
          </table:table-cell>
          <table:table-cell table:formula="of:=([.Z17]/0.125) - 1.4" office:value-type="float" office:value="1.76433002842062">
            <text:p>1.76</text:p>
          </table:table-cell>
          <table:table-cell table:formula="of:=[.R17] - [.AA17]" office:value-type="float" office:value="-23.266591807078">
            <text:p>-23.27</text:p>
          </table:table-cell>
        </table:table-row>
        <table:table-row table:style-name="ro1">
          <table:table-cell table:formula="of:=[.A17]" office:value-type="float" office:value="0.6">
            <text:p>0.6</text:p>
          </table:table-cell>
          <table:table-cell table:formula="of:=[.B17]+0.05" office:value-type="float" office:value="0.8">
            <text:p>0.8</text:p>
          </table:table-cell>
          <table:table-cell table:formula="of:=[.A18]-[.B18]" office:value-type="float" office:value="-0.2">
            <text:p>-0.2</text:p>
          </table:table-cell>
          <table:table-cell table:formula="of:=[.D17]" office:value-type="float" office:value="3">
            <text:p>3</text:p>
          </table:table-cell>
          <table:table-cell table:formula="of:=[.E17]" office:value-type="float" office:value="4">
            <text:p>4</text:p>
          </table:table-cell>
          <table:table-cell table:formula="of:=[.F17]" office:value-type="float" office:value="5">
            <text:p>5</text:p>
          </table:table-cell>
          <table:table-cell table:formula="of:=[.C18]/[.A18]" office:value-type="float" office:value="-0.333333333333333">
            <text:p>-0.33</text:p>
          </table:table-cell>
          <table:table-cell table:formula="of:=([.E18]^2)*([.G18]^2)" office:value-type="float" office:value="1.77777777777778">
            <text:p>1.78</text:p>
          </table:table-cell>
          <table:table-cell table:formula="of:=([.F18]^2)*([.G18]^2)" office:value-type="float" office:value="2.77777777777778">
            <text:p>2.78</text:p>
          </table:table-cell>
          <table:table-cell table:style-name="Default" table:formula="of:=((4/9) + ([.H18]*(1 + (2/(9*[.H18])))^2))^(0.5)" office:value-type="float" office:value="1.64147630029935">
            <text:p>1.64</text:p>
          </table:table-cell>
          <table:table-cell table:style-name="Default" table:formula="of:=((4/9) + ([.I18]*(1 + (2/(9*[.I18])))^2))^(0.5)" office:value-type="float" office:value="1.91949067318506">
            <text:p>1.92</text:p>
          </table:table-cell>
          <table:table-cell table:style-name="ce1" table:formula="of:=(16*PI()*[.A18])/([.D18]*[.E18]*9*[.J18])" office:value-type="float" office:value="0.170122882839165">
            <text:p>0.170</text:p>
          </table:table-cell>
          <table:table-cell table:style-name="ce1" table:formula="of:=(16*PI()*[.A18])/([.D18]*[.F18]*9*[.K18])" office:value-type="float" office:value="0.116386157732445">
            <text:p>0.116</text:p>
          </table:table-cell>
          <table:table-cell table:number-columns-repeated="2"/>
          <table:table-cell table:formula="of:=2/(3*[.E18]*[.G18]*(1 +  (2/(3*[.H18]))))" office:value-type="float" office:value="-0.363636363636364">
            <text:p>-0.36</text:p>
          </table:table-cell>
          <table:table-cell table:formula="of:=2/(3*[.F18]*[.G18]*(1 +  (2/(3*[.I18]))))" office:value-type="float" office:value="-0.32258064516129">
            <text:p>-0.32</text:p>
          </table:table-cell>
          <table:table-cell table:formula="of:=DEGREES(ATAN([.P18]))" office:value-type="float" office:value="-19.9831065219">
            <text:p>-19.98</text:p>
          </table:table-cell>
          <table:table-cell table:formula="of:=DEGREES(ATAN([.Q18]))" office:value-type="float" office:value="-17.8786965958413">
            <text:p>-17.88</text:p>
          </table:table-cell>
          <table:table-cell table:formula="of:=((16*[.A18]*PI())/(9*([.E18]^2)*0.73*[.D18]))*(2 - ([.G18]/0.73))" office:value-type="float" office:value="0.234937671251129">
            <text:p>0.2349</text:p>
          </table:table-cell>
          <table:table-cell table:style-name="ce2" table:formula="of:=((16*[.A18]*PI())/(9*([.F18]^2)*0.73*[.D18]))*(2 - ([.G18]/0.73))" office:value-type="float" office:value="0.150360109600722">
            <text:p>0.1504</text:p>
          </table:table-cell>
          <table:table-cell table:style-name="ce2" table:formula="of:=(16*PI()*[.A18])/(9*[.D18]*[.T18]*[.E18]*[.J18])" office:value-type="float" office:value="0.724119218230089">
            <text:p>0.7241</text:p>
          </table:table-cell>
          <table:table-cell table:formula="of:=(16*PI()*[.A18])/(9*[.D18]*[.U18]*[.F18]*[.K18])" office:value-type="float" office:value="0.774049433998856">
            <text:p>0.77</text:p>
          </table:table-cell>
          <table:table-cell table:formula="of:=[.X17]" office:value-type="float" office:value="0.4">
            <text:p>0.4</text:p>
          </table:table-cell>
          <table:table-cell table:style-name="ce2" table:formula="of:=[.V18]*[.X18]" office:value-type="float" office:value="0.289647687292036">
            <text:p>0.2896</text:p>
          </table:table-cell>
          <table:table-cell table:formula="of:=[.W18]*[.X18]" office:value-type="float" office:value="0.309619773599543">
            <text:p>0.31</text:p>
          </table:table-cell>
          <table:table-cell table:style-name="ce6" table:formula="of:=([.Y18]/0.125) - 1.4" office:value-type="float" office:value="0.917181498336285">
            <text:p>0.92</text:p>
          </table:table-cell>
          <table:table-cell table:formula="of:=([.Z18]/0.125) - 1.4" office:value-type="float" office:value="1.07695818879634">
            <text:p>1.08</text:p>
          </table:table-cell>
          <table:table-cell table:formula="of:=[.R18] - [.AA18]" office:value-type="float" office:value="-20.9002880202363">
            <text:p>-20.9</text:p>
          </table:table-cell>
        </table:table-row>
        <table:table-row table:style-name="ro1">
          <table:table-cell table:formula="of:=[.A18]" office:value-type="float" office:value="0.6">
            <text:p>0.6</text:p>
          </table:table-cell>
          <table:table-cell table:formula="of:=[.B18]+0.05" office:value-type="float" office:value="0.85">
            <text:p>0.85</text:p>
          </table:table-cell>
          <table:table-cell table:formula="of:=[.A19]-[.B19]" office:value-type="float" office:value="-0.25">
            <text:p>-0.25</text:p>
          </table:table-cell>
          <table:table-cell table:formula="of:=[.D18]" office:value-type="float" office:value="3">
            <text:p>3</text:p>
          </table:table-cell>
          <table:table-cell table:formula="of:=[.E18]" office:value-type="float" office:value="4">
            <text:p>4</text:p>
          </table:table-cell>
          <table:table-cell table:formula="of:=[.F18]" office:value-type="float" office:value="5">
            <text:p>5</text:p>
          </table:table-cell>
          <table:table-cell table:formula="of:=[.C19]/[.A19]" office:value-type="float" office:value="-0.416666666666667">
            <text:p>-0.42</text:p>
          </table:table-cell>
          <table:table-cell table:formula="of:=([.E19]^2)*([.G19]^2)" office:value-type="float" office:value="2.77777777777778">
            <text:p>2.78</text:p>
          </table:table-cell>
          <table:table-cell table:formula="of:=([.F19]^2)*([.G19]^2)" office:value-type="float" office:value="4.34027777777778">
            <text:p>4.34</text:p>
          </table:table-cell>
          <table:table-cell table:style-name="Default" table:formula="of:=((4/9) + ([.H19]*(1 + (2/(9*[.H19])))^2))^(0.5)" office:value-type="float" office:value="1.91949067318506">
            <text:p>1.92</text:p>
          </table:table-cell>
          <table:table-cell table:style-name="Default" table:formula="of:=((4/9) + ([.I19]*(1 + (2/(9*[.I19])))^2))^(0.5)" office:value-type="float" office:value="2.289223546193">
            <text:p>2.29</text:p>
          </table:table-cell>
          <table:table-cell table:style-name="ce1" table:formula="of:=(16*PI()*[.A19])/([.D19]*[.E19]*9*[.J19])" office:value-type="float" office:value="0.145482697165557">
            <text:p>0.145</text:p>
          </table:table-cell>
          <table:table-cell table:style-name="ce1" table:formula="of:=(16*PI()*[.A19])/([.D19]*[.F19]*9*[.K19])" office:value-type="float" office:value="0.0975886101760548">
            <text:p>0.098</text:p>
          </table:table-cell>
          <table:table-cell table:number-columns-repeated="2"/>
          <table:table-cell table:formula="of:=2/(3*[.E19]*[.G19]*(1 +  (2/(3*[.H19]))))" office:value-type="float" office:value="-0.32258064516129">
            <text:p>-0.32</text:p>
          </table:table-cell>
          <table:table-cell table:formula="of:=2/(3*[.F19]*[.G19]*(1 +  (2/(3*[.I19]))))" office:value-type="float" office:value="-0.277392510402219">
            <text:p>-0.28</text:p>
          </table:table-cell>
          <table:table-cell table:formula="of:=DEGREES(ATAN([.P19]))" office:value-type="float" office:value="-17.8786965958413">
            <text:p>-17.88</text:p>
          </table:table-cell>
          <table:table-cell table:formula="of:=DEGREES(ATAN([.Q19]))" office:value-type="float" office:value="-15.5036160128262">
            <text:p>-15.5</text:p>
          </table:table-cell>
          <table:table-cell table:formula="of:=((16*[.A19]*PI())/(9*([.E19]^2)*0.73*[.D19]))*(2 - ([.G19]/0.73))" office:value-type="float" office:value="0.245854849283245">
            <text:p>0.2459</text:p>
          </table:table-cell>
          <table:table-cell table:style-name="ce2" table:formula="of:=((16*[.A19]*PI())/(9*([.F19]^2)*0.73*[.D19]))*(2 - ([.G19]/0.73))" office:value-type="float" office:value="0.157347103541277">
            <text:p>0.1573</text:p>
          </table:table-cell>
          <table:table-cell table:style-name="ce2" table:formula="of:=(16*PI()*[.A19])/(9*[.D19]*[.T19]*[.E19]*[.J19])" office:value-type="float" office:value="0.591742231604099">
            <text:p>0.5917</text:p>
          </table:table-cell>
          <table:table-cell table:formula="of:=(16*PI()*[.A19])/(9*[.D19]*[.U19]*[.F19]*[.K19])" office:value-type="float" office:value="0.620212307565322">
            <text:p>0.62</text:p>
          </table:table-cell>
          <table:table-cell table:formula="of:=[.X18]" office:value-type="float" office:value="0.4">
            <text:p>0.4</text:p>
          </table:table-cell>
          <table:table-cell table:style-name="ce2" table:formula="of:=[.V19]*[.X19]" office:value-type="float" office:value="0.23669689264164">
            <text:p>0.2367</text:p>
          </table:table-cell>
          <table:table-cell table:formula="of:=[.W19]*[.X19]" office:value-type="float" office:value="0.248084923026129">
            <text:p>0.25</text:p>
          </table:table-cell>
          <table:table-cell table:style-name="ce6" table:formula="of:=([.Y19]/0.125) - 1.4" office:value-type="float" office:value="0.493575141133117">
            <text:p>0.49</text:p>
          </table:table-cell>
          <table:table-cell table:formula="of:=([.Z19]/0.125) - 1.4" office:value-type="float" office:value="0.584679384209031">
            <text:p>0.58</text:p>
          </table:table-cell>
          <table:table-cell table:formula="of:=[.R19] - [.AA19]" office:value-type="float" office:value="-18.3722717369745">
            <text:p>-18.37</text:p>
          </table:table-cell>
        </table:table-row>
        <table:table-row table:style-name="ro1">
          <table:table-cell table:formula="of:=[.A19]" office:value-type="float" office:value="0.6">
            <text:p>0.6</text:p>
          </table:table-cell>
          <table:table-cell table:formula="of:=[.B19]+0.05" office:value-type="float" office:value="0.9">
            <text:p>0.9</text:p>
          </table:table-cell>
          <table:table-cell table:formula="of:=[.A20]-[.B20]" office:value-type="float" office:value="-0.3">
            <text:p>-0.3</text:p>
          </table:table-cell>
          <table:table-cell table:formula="of:=[.D19]" office:value-type="float" office:value="3">
            <text:p>3</text:p>
          </table:table-cell>
          <table:table-cell table:formula="of:=[.E19]" office:value-type="float" office:value="4">
            <text:p>4</text:p>
          </table:table-cell>
          <table:table-cell table:formula="of:=[.F19]" office:value-type="float" office:value="5">
            <text:p>5</text:p>
          </table:table-cell>
          <table:table-cell table:formula="of:=[.C20]/[.A20]" office:value-type="float" office:value="-0.5">
            <text:p>-0.5</text:p>
          </table:table-cell>
          <table:table-cell table:formula="of:=([.E20]^2)*([.G20]^2)" office:value-type="float" office:value="4">
            <text:p>4</text:p>
          </table:table-cell>
          <table:table-cell table:formula="of:=([.F20]^2)*([.G20]^2)" office:value-type="float" office:value="6.25000000000001">
            <text:p>6.25</text:p>
          </table:table-cell>
          <table:table-cell table:style-name="Default" table:formula="of:=((4/9) + ([.H20]*(1 + (2/(9*[.H20])))^2))^(0.5)" office:value-type="float" office:value="2.21387320501903">
            <text:p>2.21</text:p>
          </table:table-cell>
          <table:table-cell table:style-name="Default" table:formula="of:=((4/9) + ([.I20]*(1 + (2/(9*[.I20])))^2))^(0.5)" office:value-type="float" office:value="2.67334811116263">
            <text:p>2.67</text:p>
          </table:table-cell>
          <table:table-cell table:style-name="ce1" table:formula="of:=(16*PI()*[.A20])/([.D20]*[.E20]*9*[.J20])" office:value-type="float" office:value="0.126137612436884">
            <text:p>0.126</text:p>
          </table:table-cell>
          <table:table-cell table:style-name="ce1" table:formula="of:=(16*PI()*[.A20])/([.D20]*[.F20]*9*[.K20])" office:value-type="float" office:value="0.0835664249345056">
            <text:p>0.084</text:p>
          </table:table-cell>
          <table:table-cell table:number-columns-repeated="2"/>
          <table:table-cell table:formula="of:=2/(3*[.E20]*[.G20]*(1 +  (2/(3*[.H20]))))" office:value-type="float" office:value="-0.285714285714286">
            <text:p>-0.29</text:p>
          </table:table-cell>
          <table:table-cell table:formula="of:=2/(3*[.F20]*[.G20]*(1 +  (2/(3*[.I20]))))" office:value-type="float" office:value="-0.240963855421687">
            <text:p>-0.24</text:p>
          </table:table-cell>
          <table:table-cell table:formula="of:=DEGREES(ATAN([.P20]))" office:value-type="float" office:value="-15.9453959009229">
            <text:p>-15.95</text:p>
          </table:table-cell>
          <table:table-cell table:formula="of:=DEGREES(ATAN([.Q20]))" office:value-type="float" office:value="-13.5479389880005">
            <text:p>-13.55</text:p>
          </table:table-cell>
          <table:table-cell table:formula="of:=((16*[.A20]*PI())/(9*([.E20]^2)*0.73*[.D20]))*(2 - ([.G20]/0.73))" office:value-type="float" office:value="0.25677202731536">
            <text:p>0.2568</text:p>
          </table:table-cell>
          <table:table-cell table:style-name="ce2" table:formula="of:=((16*[.A20]*PI())/(9*([.F20]^2)*0.73*[.D20]))*(2 - ([.G20]/0.73))" office:value-type="float" office:value="0.164334097481831">
            <text:p>0.1643</text:p>
          </table:table-cell>
          <table:table-cell table:style-name="ce2" table:formula="of:=(16*PI()*[.A20])/(9*[.D20]*[.T20]*[.E20]*[.J20])" office:value-type="float" office:value="0.491243589715344">
            <text:p>0.4912</text:p>
          </table:table-cell>
          <table:table-cell table:formula="of:=(16*PI()*[.A20])/(9*[.D20]*[.U20]*[.F20]*[.K20])" office:value-type="float" office:value="0.508515434197976">
            <text:p>0.51</text:p>
          </table:table-cell>
          <table:table-cell table:formula="of:=[.X19]" office:value-type="float" office:value="0.4">
            <text:p>0.4</text:p>
          </table:table-cell>
          <table:table-cell table:style-name="ce2" table:formula="of:=[.V20]*[.X20]" office:value-type="float" office:value="0.196497435886138">
            <text:p>0.1965</text:p>
          </table:table-cell>
          <table:table-cell table:formula="of:=[.W20]*[.X20]" office:value-type="float" office:value="0.20340617367919">
            <text:p>0.2</text:p>
          </table:table-cell>
          <table:table-cell table:style-name="ce6" table:formula="of:=([.Y20]/0.125) - 1.4" office:value-type="float" office:value="0.171979487089102">
            <text:p>0.17</text:p>
          </table:table-cell>
          <table:table-cell table:formula="of:=([.Z20]/0.125) - 1.4" office:value-type="float" office:value="0.227249389433524">
            <text:p>0.23</text:p>
          </table:table-cell>
          <table:table-cell table:formula="of:=[.R20] - [.AA20]" office:value-type="float" office:value="-16.117375388012">
            <text:p>-16.12</text:p>
          </table:table-cell>
        </table:table-row>
        <table:table-row table:style-name="ro1">
          <table:table-cell table:formula="of:=[.A20]" office:value-type="float" office:value="0.6">
            <text:p>0.6</text:p>
          </table:table-cell>
          <table:table-cell table:formula="of:=[.B20]+0.05" office:value-type="float" office:value="0.95">
            <text:p>0.95</text:p>
          </table:table-cell>
          <table:table-cell table:formula="of:=[.A21]-[.B21]" office:value-type="float" office:value="-0.35">
            <text:p>-0.35</text:p>
          </table:table-cell>
          <table:table-cell table:formula="of:=[.D20]" office:value-type="float" office:value="3">
            <text:p>3</text:p>
          </table:table-cell>
          <table:table-cell table:formula="of:=[.E20]" office:value-type="float" office:value="4">
            <text:p>4</text:p>
          </table:table-cell>
          <table:table-cell table:formula="of:=[.F20]" office:value-type="float" office:value="5">
            <text:p>5</text:p>
          </table:table-cell>
          <table:table-cell table:formula="of:=[.C21]/[.A21]" office:value-type="float" office:value="-0.583333333333334">
            <text:p>-0.58</text:p>
          </table:table-cell>
          <table:table-cell table:formula="of:=([.E21]^2)*([.G21]^2)" office:value-type="float" office:value="5.44444444444445">
            <text:p>5.44</text:p>
          </table:table-cell>
          <table:table-cell table:formula="of:=([.F21]^2)*([.G21]^2)" office:value-type="float" office:value="8.50694444444445">
            <text:p>8.51</text:p>
          </table:table-cell>
          <table:table-cell table:style-name="Default" table:formula="of:=((4/9) + ([.H21]*(1 + (2/(9*[.H21])))^2))^(0.5)" office:value-type="float" office:value="2.51841291850997">
            <text:p>2.52</text:p>
          </table:table-cell>
          <table:table-cell table:style-name="Default" table:formula="of:=((4/9) + ([.I21]*(1 + (2/(9*[.I21])))^2))^(0.5)" office:value-type="float" office:value="3.06620911256807">
            <text:p>3.07</text:p>
          </table:table-cell>
          <table:table-cell table:style-name="ce1" table:formula="of:=(16*PI()*[.A21])/([.D21]*[.E21]*9*[.J21])" office:value-type="float" office:value="0.110884390032558">
            <text:p>0.111</text:p>
          </table:table-cell>
          <table:table-cell table:style-name="ce1" table:formula="of:=(16*PI()*[.A21])/([.D21]*[.F21]*9*[.K21])" office:value-type="float" office:value="0.0728593960991024">
            <text:p>0.073</text:p>
          </table:table-cell>
          <table:table-cell table:number-columns-repeated="2"/>
          <table:table-cell table:formula="of:=2/(3*[.E21]*[.G21]*(1 +  (2/(3*[.H21]))))" office:value-type="float" office:value="-0.254545454545454">
            <text:p>-0.25</text:p>
          </table:table-cell>
          <table:table-cell table:formula="of:=2/(3*[.F21]*[.G21]*(1 +  (2/(3*[.I21]))))" office:value-type="float" office:value="-0.211960635881908">
            <text:p>-0.21</text:p>
          </table:table-cell>
          <table:table-cell table:formula="of:=DEGREES(ATAN([.P21]))" office:value-type="float" office:value="-14.2810957359708">
            <text:p>-14.28</text:p>
          </table:table-cell>
          <table:table-cell table:formula="of:=DEGREES(ATAN([.Q21]))" office:value-type="float" office:value="-11.9673279647303">
            <text:p>-11.97</text:p>
          </table:table-cell>
          <table:table-cell table:formula="of:=((16*[.A21]*PI())/(9*([.E21]^2)*0.73*[.D21]))*(2 - ([.G21]/0.73))" office:value-type="float" office:value="0.267689205347476">
            <text:p>0.2677</text:p>
          </table:table-cell>
          <table:table-cell table:style-name="ce2" table:formula="of:=((16*[.A21]*PI())/(9*([.F21]^2)*0.73*[.D21]))*(2 - ([.G21]/0.73))" office:value-type="float" office:value="0.171321091422385">
            <text:p>0.1713</text:p>
          </table:table-cell>
          <table:table-cell table:style-name="ce2" table:formula="of:=(16*PI()*[.A21])/(9*[.D21]*[.T21]*[.E21]*[.J21])" office:value-type="float" office:value="0.414228096678847">
            <text:p>0.4142</text:p>
          </table:table-cell>
          <table:table-cell table:formula="of:=(16*PI()*[.A21])/(9*[.D21]*[.U21]*[.F21]*[.K21])" office:value-type="float" office:value="0.425279780172955">
            <text:p>0.43</text:p>
          </table:table-cell>
          <table:table-cell table:formula="of:=[.X20]" office:value-type="float" office:value="0.4">
            <text:p>0.4</text:p>
          </table:table-cell>
          <table:table-cell table:style-name="ce2" table:formula="of:=[.V21]*[.X21]" office:value-type="float" office:value="0.165691238671539">
            <text:p>0.1657</text:p>
          </table:table-cell>
          <table:table-cell table:formula="of:=[.W21]*[.X21]" office:value-type="float" office:value="0.170111912069182">
            <text:p>0.17</text:p>
          </table:table-cell>
          <table:table-cell table:style-name="ce6" table:formula="of:=([.Y21]/0.125) - 1.4" office:value-type="float" office:value="-0.0744700906276878">
            <text:p>-0.07</text:p>
          </table:table-cell>
          <table:table-cell table:formula="of:=([.Z21]/0.125) - 1.4" office:value-type="float" office:value="-0.0391047034465446">
            <text:p>-0.04</text:p>
          </table:table-cell>
          <table:table-cell table:formula="of:=[.R21] - [.AA21]" office:value-type="float" office:value="-14.2066256453431">
            <text:p>-14.21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2"/>
          <table:table-cell office:value-type="string">
            <text:p>for AH-94-W-301 airfoil, Coefficient of lift is 1.4 + 0.125(angle of attack)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0"/>
          <table:table-cell>
            <draw:frame table:end-cell-address="Sheet1.W56" table:end-x="1.825cm" table:end-y="0.174cm" draw:z-index="2" draw:style-name="gr1" svg:width="13.66cm" svg:height="13.305cm" svg:x="2.436cm" svg:y="0.418cm">
              <draw:object draw:notify-on-update-of-ranges="Sheet1.Y7:Sheet1.Y21 Sheet1.Z7:Sheet1.Z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>
            <draw:frame table:end-cell-address="Sheet1.K60" table:end-x="1.024cm" table:end-y="0.069cm" draw:z-index="0" draw:style-name="gr1" svg:width="28.776cm" svg:height="14.293cm" svg:x="0.182cm" svg:y="0.228cm">
              <draw:object draw:notify-on-update-of-ranges="Sheet1.C2:Sheet1.C21 Sheet1.L2:Sheet1.L21 Sheet1.T2:Sheet1.T21 Sheet1.M2:Sheet1.M21 Sheet1.U2:Sheet1.U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table:number-columns-repeated="11"/>
          <table:table-cell>
            <draw:frame table:end-cell-address="Sheet1.U89" table:end-x="1.883cm" table:end-y="0.105cm" draw:z-index="1" draw:name="Graphics 1" draw:style-name="gr2" draw:text-style-name="P1" svg:width="35.887cm" svg:height="27.023cm" svg:x="0.653cm" svg:y="0.18cm">
              <draw:image xlink:href="Pictures/20000007000062320000799D52FE7B2E.svm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6550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 table:print="false">
        <table:table-column table:style-name="co2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/03/2010</text:date>, <text:time>20:2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by Borland</meta:initial-creator>
    <meta:creation-date>2010-03-12T19:19:59.76</meta:creation-date>
    <dc:date>2010-03-18T20:29:10.67</dc:date>
    <dc:creator>Toby Borland</dc:creator>
    <meta:editing-duration>PT74H04M54S</meta:editing-duration>
    <meta:editing-cycles>10</meta:editing-cycles>
    <meta:generator>OpenOffice.org/3.2$Win32 OpenOffice.org_project/320m12$Build-9483</meta:generator>
    <meta:document-statistic meta:table-count="3" meta:cell-count="5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7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8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 draw:opacity="50%" draw:opacity-name="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777cm" svg:height="14.294cm" xlink:href=".." chart:class="chart:line" chart:column-mapping="0 2 1 3" chart:style-name="ch1">
        <chart:legend chart:legend-position="end" svg:x="10.666cm" svg:y="2.43cm" chart:style-name="ch2"/>
        <chart:plot-area chart:style-name="ch3" table:cell-range-address="Sheet1.C2:Sheet1.C21 Sheet1.L2:Sheet1.M21 Sheet1.T2:Sheet1.U21" chart:data-source-has-labels="column" svg:x="0.575cm" svg:y="0.285cm" svg:width="25.186cm" svg:height="13.439cm">
          <chart:axis chart:dimension="x" chart:name="primary-x" chart:style-name="ch4">
            <chart:categories table:cell-range-address="Sheet1.C2:Sheet1.C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L2:Sheet1.L21" chart:class="chart:line">
            <chart:data-point chart:repeated="20"/>
          </chart:series>
          <chart:series chart:style-name="ch8" chart:values-cell-range-address="Sheet1.T2:Sheet1.T21" chart:class="chart:line">
            <chart:data-point chart:repeated="20"/>
          </chart:series>
          <chart:series chart:style-name="ch9" chart:values-cell-range-address="Sheet1.M2:Sheet1.M21" chart:class="chart:line">
            <chart:data-point chart:repeated="20"/>
          </chart:series>
          <chart:series chart:style-name="ch10" chart:values-cell-range-address="Sheet1.U2:Sheet1.U2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T</text:p>
              </table:table-cell>
              <table:table-cell office:value-type="string">
                <text:p>Column M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 text:id="Sheet1.C2:Sheet1.C21">0.6</text:p>
              </table:table-cell>
              <table:table-cell office:value-type="float" office:value="0.0679449418481316">
                <text:p text:id="Sheet1.L2:Sheet1.L21">0.0679449418481316</text:p>
              </table:table-cell>
              <table:table-cell office:value-type="float" office:value="0.0602628227372784">
                <text:p text:id="Sheet1.T2:Sheet1.T21">0.0602628227372784</text:p>
              </table:table-cell>
              <table:table-cell office:value-type="float" office:value="0.0439050083269268">
                <text:p text:id="Sheet1.M2:Sheet1.M21">0.0439050083269268</text:p>
              </table:table-cell>
              <table:table-cell office:value-type="float" office:value="0.0385682065518582">
                <text:p text:id="Sheet1.U2:Sheet1.U21">0.0385682065518582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0.0737510334406869">
                <text:p>0.0737510334406869</text:p>
              </table:table-cell>
              <table:table-cell office:value-type="float" office:value="0.0711800007693941">
                <text:p>0.0711800007693941</text:p>
              </table:table-cell>
              <table:table-cell office:value-type="float" office:value="0.0477400957594434">
                <text:p>0.0477400957594434</text:p>
              </table:table-cell>
              <table:table-cell office:value-type="float" office:value="0.0455552004924122">
                <text:p>0.0455552004924122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0805983808327428">
                <text:p>0.0805983808327428</text:p>
              </table:table-cell>
              <table:table-cell office:value-type="float" office:value="0.0820971788015097">
                <text:p>0.0820971788015097</text:p>
              </table:table-cell>
              <table:table-cell office:value-type="float" office:value="0.0522904116672098">
                <text:p>0.0522904116672098</text:p>
              </table:table-cell>
              <table:table-cell office:value-type="float" office:value="0.0525421944329662">
                <text:p>0.0525421944329662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0.0887775485097775">
                <text:p>0.0887775485097775</text:p>
              </table:table-cell>
              <table:table-cell office:value-type="float" office:value="0.0930143568336254">
                <text:p>0.0930143568336254</text:p>
              </table:table-cell>
              <table:table-cell office:value-type="float" office:value="0.057769096141251">
                <text:p>0.057769096141251</text:p>
              </table:table-cell>
              <table:table-cell office:value-type="float" office:value="0.0595291883735202">
                <text:p>0.059529188373520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098687907957078">
                <text:p>0.098687907957078</text:p>
              </table:table-cell>
              <table:table-cell office:value-type="float" office:value="0.103931534865741">
                <text:p>0.103931534865741</text:p>
              </table:table-cell>
              <table:table-cell office:value-type="float" office:value="0.0644787046661942">
                <text:p>0.0644787046661942</text:p>
              </table:table-cell>
              <table:table-cell office:value-type="float" office:value="0.0665161823140743">
                <text:p>0.0665161823140743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0.110884390032558">
                <text:p>0.110884390032558</text:p>
              </table:table-cell>
              <table:table-cell office:value-type="float" office:value="0.114848712897857">
                <text:p>0.114848712897857</text:p>
              </table:table-cell>
              <table:table-cell office:value-type="float" office:value="0.0728593960991024">
                <text:p>0.0728593960991024</text:p>
              </table:table-cell>
              <table:table-cell office:value-type="float" office:value="0.0735031762546283">
                <text:p>0.073503176254628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126137612436884">
                <text:p>0.126137612436884</text:p>
              </table:table-cell>
              <table:table-cell office:value-type="float" office:value="0.125765890929972">
                <text:p>0.125765890929972</text:p>
              </table:table-cell>
              <table:table-cell office:value-type="float" office:value="0.0835664249345056">
                <text:p>0.0835664249345056</text:p>
              </table:table-cell>
              <table:table-cell office:value-type="float" office:value="0.0804901701951823">
                <text:p>0.0804901701951823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0.145482697165557">
                <text:p>0.145482697165557</text:p>
              </table:table-cell>
              <table:table-cell office:value-type="float" office:value="0.136683068962088">
                <text:p>0.136683068962088</text:p>
              </table:table-cell>
              <table:table-cell office:value-type="float" office:value="0.0975886101760548">
                <text:p>0.0975886101760548</text:p>
              </table:table-cell>
              <table:table-cell office:value-type="float" office:value="0.0874771641357363">
                <text:p>0.08747716413573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170122882839165">
                <text:p>0.170122882839165</text:p>
              </table:table-cell>
              <table:table-cell office:value-type="float" office:value="0.147600246994204">
                <text:p>0.147600246994204</text:p>
              </table:table-cell>
              <table:table-cell office:value-type="float" office:value="0.116386157732445">
                <text:p>0.116386157732445</text:p>
              </table:table-cell>
              <table:table-cell office:value-type="float" office:value="0.0944641580762903">
                <text:p>0.0944641580762903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0.200581111453588">
                <text:p>0.200581111453588</text:p>
              </table:table-cell>
              <table:table-cell office:value-type="float" office:value="0.158517425026319">
                <text:p>0.158517425026319</text:p>
              </table:table-cell>
              <table:table-cell office:value-type="float" office:value="0.141774954734904">
                <text:p>0.141774954734904</text:p>
              </table:table-cell>
              <table:table-cell office:value-type="float" office:value="0.101451152016844">
                <text:p>0.10145115201684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232352274854133">
                <text:p>0.232352274854133</text:p>
              </table:table-cell>
              <table:table-cell office:value-type="float" office:value="0.169434603058435">
                <text:p>0.169434603058435</text:p>
              </table:table-cell>
              <table:table-cell office:value-type="float" office:value="0.173684572119662">
                <text:p>0.173684572119662</text:p>
              </table:table-cell>
              <table:table-cell office:value-type="float" office:value="0.108438145957398">
                <text:p>0.108438145957398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0.232352274854133">
                <text:p>0.232352274854133</text:p>
              </table:table-cell>
              <table:table-cell office:value-type="float" office:value="0.180351781090551">
                <text:p>0.180351781090551</text:p>
              </table:table-cell>
              <table:table-cell office:value-type="float" office:value="0.192491916095377">
                <text:p>0.192491916095377</text:p>
              </table:table-cell>
              <table:table-cell office:value-type="float" office:value="0.115425139897952">
                <text:p>0.115425139897952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1268959122666">
                <text:p>0.191268959122666</text:p>
              </table:table-cell>
              <table:table-cell office:value-type="float" office:value="1.#NAN">
                <text:p>1.#NAN</text:p>
              </table:table-cell>
              <table:table-cell office:value-type="float" office:value="0.122412133838506">
                <text:p>0.122412133838506</text:p>
              </table:table-cell>
            </table:table-row>
            <table:table-row>
              <table:table-cell office:value-type="string">
                <text:p>-0.05</text:p>
              </table:table-cell>
              <table:table-cell office:value-type="float" office:value="0.232352274854133">
                <text:p>0.232352274854133</text:p>
              </table:table-cell>
              <table:table-cell office:value-type="float" office:value="0.202186137154782">
                <text:p>0.202186137154782</text:p>
              </table:table-cell>
              <table:table-cell office:value-type="float" office:value="0.192491916095377">
                <text:p>0.192491916095377</text:p>
              </table:table-cell>
              <table:table-cell office:value-type="float" office:value="0.12939912777906">
                <text:p>0.12939912777906</text:p>
              </table:table-cell>
            </table:table-row>
            <table:table-row>
              <table:table-cell office:value-type="string">
                <text:p>-0.1</text:p>
              </table:table-cell>
              <table:table-cell office:value-type="float" office:value="0.232352274854133">
                <text:p>0.232352274854133</text:p>
              </table:table-cell>
              <table:table-cell office:value-type="float" office:value="0.213103315186898">
                <text:p>0.213103315186898</text:p>
              </table:table-cell>
              <table:table-cell office:value-type="float" office:value="0.173684572119662">
                <text:p>0.173684572119662</text:p>
              </table:table-cell>
              <table:table-cell office:value-type="float" office:value="0.136386121719614">
                <text:p>0.136386121719614</text:p>
              </table:table-cell>
            </table:table-row>
            <table:table-row>
              <table:table-cell office:value-type="string">
                <text:p>-0.15</text:p>
              </table:table-cell>
              <table:table-cell office:value-type="float" office:value="0.200581111453588">
                <text:p>0.200581111453588</text:p>
              </table:table-cell>
              <table:table-cell office:value-type="float" office:value="0.224020493219013">
                <text:p>0.224020493219013</text:p>
              </table:table-cell>
              <table:table-cell office:value-type="float" office:value="0.141774954734904">
                <text:p>0.141774954734904</text:p>
              </table:table-cell>
              <table:table-cell office:value-type="float" office:value="0.143373115660168">
                <text:p>0.143373115660168</text:p>
              </table:table-cell>
            </table:table-row>
            <table:table-row>
              <table:table-cell office:value-type="string">
                <text:p>-0.2</text:p>
              </table:table-cell>
              <table:table-cell office:value-type="float" office:value="0.170122882839165">
                <text:p>0.170122882839165</text:p>
              </table:table-cell>
              <table:table-cell office:value-type="float" office:value="0.234937671251129">
                <text:p>0.234937671251129</text:p>
              </table:table-cell>
              <table:table-cell office:value-type="float" office:value="0.116386157732445">
                <text:p>0.116386157732445</text:p>
              </table:table-cell>
              <table:table-cell office:value-type="float" office:value="0.150360109600722">
                <text:p>0.150360109600722</text:p>
              </table:table-cell>
            </table:table-row>
            <table:table-row>
              <table:table-cell office:value-type="string">
                <text:p>-0.25</text:p>
              </table:table-cell>
              <table:table-cell office:value-type="float" office:value="0.145482697165557">
                <text:p>0.145482697165557</text:p>
              </table:table-cell>
              <table:table-cell office:value-type="float" office:value="0.245854849283245">
                <text:p>0.245854849283245</text:p>
              </table:table-cell>
              <table:table-cell office:value-type="float" office:value="0.0975886101760548">
                <text:p>0.0975886101760548</text:p>
              </table:table-cell>
              <table:table-cell office:value-type="float" office:value="0.157347103541277">
                <text:p>0.157347103541277</text:p>
              </table:table-cell>
            </table:table-row>
            <table:table-row>
              <table:table-cell office:value-type="string">
                <text:p>-0.3</text:p>
              </table:table-cell>
              <table:table-cell office:value-type="float" office:value="0.126137612436884">
                <text:p>0.126137612436884</text:p>
              </table:table-cell>
              <table:table-cell office:value-type="float" office:value="0.25677202731536">
                <text:p>0.25677202731536</text:p>
              </table:table-cell>
              <table:table-cell office:value-type="float" office:value="0.0835664249345056">
                <text:p>0.0835664249345056</text:p>
              </table:table-cell>
              <table:table-cell office:value-type="float" office:value="0.164334097481831">
                <text:p>0.164334097481831</text:p>
              </table:table-cell>
            </table:table-row>
            <table:table-row>
              <table:table-cell office:value-type="string">
                <text:p>-0.35</text:p>
              </table:table-cell>
              <table:table-cell office:value-type="float" office:value="0.110884390032558">
                <text:p>0.110884390032558</text:p>
              </table:table-cell>
              <table:table-cell office:value-type="float" office:value="0.267689205347476">
                <text:p>0.267689205347476</text:p>
              </table:table-cell>
              <table:table-cell office:value-type="float" office:value="0.0728593960991024">
                <text:p>0.0728593960991024</text:p>
              </table:table-cell>
              <table:table-cell office:value-type="float" office:value="0.171321091422385">
                <text:p>0.171321091422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61cm" svg:height="13.306cm" xlink:href=".." chart:class="chart:line" chart:style-name="ch1">
        <chart:legend chart:legend-position="end" svg:x="3.142cm" svg:y="9.299cm" chart:style-name="ch2"/>
        <chart:plot-area chart:style-name="ch3" table:cell-range-address="Sheet1.Y7:Sheet1.Z21" svg:x="0.27cm" svg:y="0.262cm" svg:width="13.125cm" svg:height="12.313cm">
          <chart:axis chart:dimension="x" chart:name="primary-x" chart:style-name="ch4">
            <chart:grid chart:style-name="ch5" chart:class="minor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Sheet1.Y7:Sheet1.Y21" chart:class="chart:line">
            <chart:data-point chart:repeated="15"/>
          </chart:series>
          <chart:series chart:style-name="ch7" chart:values-cell-range-address="Sheet1.Z7:Sheet1.Z2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6192887093739">
                <text:p text:id="Sheet1.Y7:Sheet1.Y21">0.386192887093739</text:p>
              </table:table-cell>
              <table:table-cell office:value-type="float" office:value="0.396496585925508">
                <text:p text:id="Sheet1.Z7:Sheet1.Z21">0.396496585925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182264934198">
                <text:p>0.401182264934198</text:p>
              </table:table-cell>
              <table:table-cell office:value-type="float" office:value="0.415287604595014">
                <text:p>0.415287604595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5751918713237">
                <text:p>0.425751918713237</text:p>
              </table:table-cell>
              <table:table-cell office:value-type="float" office:value="0.446235820011855">
                <text:p>0.446235820011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1036851370163">
                <text:p>0.461036851370163</text:p>
              </table:table-cell>
              <table:table-cell office:value-type="float" office:value="0.492826740226491">
                <text:p>0.492826740226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6142744673741">
                <text:p>0.506142744673741</text:p>
              </table:table-cell>
              <table:table-cell office:value-type="float" office:value="0.558988052541246">
                <text:p>0.558988052541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8535589920788">
                <text:p>0.548535589920788</text:p>
              </table:table-cell>
              <table:table-cell office:value-type="float" office:value="0.640677025916311">
                <text:p>0.640677025916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5331256390475">
                <text:p>0.515331256390475</text:p>
              </table:table-cell>
              <table:table-cell office:value-type="float" office:value="0.667071025482177">
                <text:p>0.667071025482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967993280619">
                <text:p>0.45967993280619</text:p>
              </table:table-cell>
              <table:table-cell office:value-type="float" office:value="0.595033117762719">
                <text:p>0.595033117762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6130755920627">
                <text:p>0.436130755920627</text:p>
              </table:table-cell>
              <table:table-cell office:value-type="float" office:value="0.509390750113789">
                <text:p>0.509390750113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8147790090775">
                <text:p>0.358147790090775</text:p>
              </table:table-cell>
              <table:table-cell office:value-type="float" office:value="0.395541253552578">
                <text:p>0.395541253552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9647687292036">
                <text:p>0.289647687292036</text:p>
              </table:table-cell>
              <table:table-cell office:value-type="float" office:value="0.309619773599543">
                <text:p>0.309619773599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669689264164">
                <text:p>0.23669689264164</text:p>
              </table:table-cell>
              <table:table-cell office:value-type="float" office:value="0.248084923026129">
                <text:p>0.248084923026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6497435886138">
                <text:p>0.196497435886138</text:p>
              </table:table-cell>
              <table:table-cell office:value-type="float" office:value="0.20340617367919">
                <text:p>0.20340617367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5691238671539">
                <text:p>0.165691238671539</text:p>
              </table:table-cell>
              <table:table-cell office:value-type="float" office:value="0.170111912069182">
                <text:p>0.170111912069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